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1F48419FCA279DAB8A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fill-color="#ffffff" draw:textarea-horizontal-align="justify" draw:textarea-vertical-align="middle" draw:auto-grow-height="false" fo:min-height="0cm" fo:min-width="0.04cm"/>
    </style:style>
    <style:style style:name="gr3" style:family="graphic" style:parent-style-name="objectwithoutfill">
      <style:graphic-properties svg:stroke-color="#000000" draw:fill-color="#ffffff" draw:textarea-horizontal-align="justify" draw:textarea-vertical-align="middle" draw:auto-grow-height="false" fo:min-height="0cm" fo:min-width="2.649cm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withoutfill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objectwithoutfill">
      <style:graphic-properties svg:stroke-width="0.035cm" svg:stroke-color="#000000" draw:marker-start="Dimension_20_Lines" draw:marker-start-width="0.352cm" draw:marker-end="Dimension_20_Lines" draw:marker-end-width="0.352cm" draw:textarea-vertical-align="top" fo:padding-top="0.142cm" fo:padding-bottom="0.142cm" fo:padding-left="0.267cm" fo:padding-right="0.267cm"/>
    </style:style>
    <style:style style:name="gr9" style:family="graphic" style:parent-style-name="objectwithoutfill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0" style:family="graphic" style:parent-style-name="objectwithoutfill">
      <style:graphic-properties svg:stroke-color="#000000" draw:marker-end="Short_20_line_20_Arrow" draw:marker-end-width="0.3cm" draw:fill="solid" draw:textarea-vertical-align="middle"/>
    </style:style>
    <style:style style:name="gr11" style:family="graphic" style:parent-style-name="objectwithoutfill">
      <style:graphic-properties svg:stroke-color="#ffe994" draw:fill="solid" draw:fill-color="#ffe994" draw:textarea-vertical-align="middle"/>
    </style:style>
    <style:style style:name="gr12" style:family="graphic" style:parent-style-name="objectwithoutfill">
      <style:graphic-properties svg:stroke-color="#ffb66c" draw:fill="solid" draw:fill-color="#ffe994" draw:textarea-vertical-align="middle"/>
    </style:style>
    <style:style style:name="gr13" style:family="graphic" style:parent-style-name="objectwithoutfill">
      <style:graphic-properties svg:stroke-color="#ffde59" draw:fill="solid" draw:fill-color="#ffe994" draw:textarea-vertical-align="middle"/>
    </style:style>
    <style:style style:name="gr14" style:family="graphic" style:parent-style-name="objectwithoutfill">
      <style:graphic-properties svg:stroke-color="#fff5ce" draw:fill="solid" draw:fill-color="#ffe994" draw:textarea-vertical-align="middle"/>
    </style:style>
    <style:style style:name="gr15" style:family="graphic" style:parent-style-name="objectwithoutfill">
      <style:graphic-properties svg:stroke-color="#e8a202" draw:fill="solid" draw:fill-color="#ffe994" draw:textarea-vertical-align="middle"/>
    </style:style>
    <style:style style:name="gr16" style:family="graphic" style:parent-style-name="objectwithoutfill">
      <style:graphic-properties svg:stroke-color="#ffbf00" draw:fill="solid" draw:fill-color="#ffe994" draw:textarea-vertical-align="middle"/>
    </style:style>
    <style:style style:name="gr17" style:family="graphic" style:parent-style-name="objectwithoutfill">
      <style:graphic-properties svg:stroke-color="#ffaa95" draw:fill="solid" draw:fill-color="#ffe994" draw:textarea-vertical-align="middle"/>
    </style:style>
    <style:style style:name="gr18" style:family="graphic" style:parent-style-name="objectwithoutfill">
      <style:graphic-properties svg:stroke-color="#ffd428" draw:fill="solid" draw:fill-color="#ffe994" draw:textarea-vertical-align="middle"/>
    </style:style>
    <style:style style:name="gr19" style:family="graphic" style:parent-style-name="objectwithoutfill">
      <style:graphic-properties svg:stroke-width="0.035cm" svg:stroke-color="#999999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draw:stroke="none" draw:marker-start="" draw:opacity="29%" draw:textarea-horizontal-align="justify" draw:textarea-vertical-align="middle" draw:auto-grow-height="false" fo:min-height="0.625cm" fo:min-width="9.222cm"/>
    </style:style>
    <style:style style:name="gr21" style:family="graphic" style:parent-style-name="objectwithoutfill">
      <style:graphic-properties draw:stroke="none" draw:marker-start="" draw:opacity="29%" draw:textarea-horizontal-align="justify" draw:textarea-vertical-align="middle" draw:auto-grow-height="false" fo:min-height="0.378cm" fo:min-width="2.929cm"/>
    </style:style>
    <style:style style:name="gr22" style:family="graphic" style:parent-style-name="objectwithoutfill">
      <style:graphic-properties draw:stroke="none" draw:marker-start="" draw:opacity="29%" draw:textarea-horizontal-align="justify" draw:textarea-vertical-align="middle" draw:auto-grow-height="false" fo:min-height="0.783cm" fo:min-width="9.222cm"/>
    </style:style>
    <style:style style:name="gr23" style:family="graphic" style:parent-style-name="objectwithoutfill">
      <style:graphic-properties draw:stroke="dash" draw:stroke-dash="Ultrafine_20_2_20_Dots_20_3_20_Dashes" svg:stroke-opacity="70%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50%" fo:text-align="center"/>
      <style:text-properties fo:font-size="12pt" style:font-size-asian="12pt" style:font-size-complex="12pt"/>
    </style:style>
    <style:style style:name="P6" style:family="paragraph">
      <style:paragraph-properties fo:margin-top="0cm" fo:margin-bottom="0cm" fo:line-height="150%" fo:text-align="center"/>
      <style:text-properties fo:color="#999999" fo:font-size="12pt" style:font-size-asian="12pt" style:font-size-complex="12pt"/>
    </style:style>
    <style:style style:name="P7" style:family="paragraph">
      <loext:graphic-properties draw:fill="solid" draw:fill-color="#ffe994"/>
      <style:paragraph-properties fo:text-align="center"/>
    </style:style>
    <style:style style:name="P8" style:family="paragraph">
      <loext:graphic-properties draw:opacity="29%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12cm" svg:x="4.176cm" svg:y="7.735cm">
          <draw:image xlink:href="Pictures/1000000000000640000001F48419FCA279DAB8AF.png" xlink:type="simple" xlink:show="embed" xlink:actuate="onLoad" loext:mime-type="image/png">
            <text:p/>
          </draw:image>
        </draw:frame>
        <draw:custom-shape draw:style-name="gr2" draw:text-style-name="P2" draw:layer="layout" svg:width="0.54cm" svg:height="0.169cm" svg:x="7.557cm" svg:y="9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49cm" svg:height="0.19cm" svg:x="9.017cm" svg:y="9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2.158cm" svg:y1="9.456cm" svg:x2="20.13cm" svg:y2="9.832cm">
          <text:p/>
        </draw:line>
        <draw:line draw:style-name="gr4" draw:text-style-name="P3" draw:layer="layout" svg:x1="12.171cm" svg:y1="9.271cm" svg:x2="20.098cm" svg:y2="8.901cm">
          <text:p/>
        </draw:line>
        <draw:line draw:style-name="gr4" draw:text-style-name="P3" draw:layer="layout" svg:x1="20.108cm" svg:y1="9.832cm" svg:x2="20.108cm" svg:y2="8.943cm">
          <text:p/>
        </draw:line>
        <draw:line draw:style-name="gr4" draw:text-style-name="P3" draw:layer="layout" svg:x1="20.161cm" svg:y1="8.912cm" svg:x2="21.008cm" svg:y2="8.901cm">
          <text:p/>
        </draw:line>
        <draw:line draw:style-name="gr5" draw:text-style-name="P3" draw:layer="layout" svg:x1="20.119cm" svg:y1="9.854cm" svg:x2="20.997cm" svg:y2="9.843cm">
          <text:p/>
        </draw:line>
        <draw:line draw:style-name="gr4" draw:text-style-name="P3" draw:layer="layout" svg:x1="21.029cm" svg:y1="9.769cm" svg:x2="21.019cm" svg:y2="8.922cm">
          <text:p/>
        </draw:line>
        <draw:line draw:style-name="gr4" draw:text-style-name="P3" draw:layer="layout" svg:x1="20.013cm" svg:y1="10.922cm" svg:x2="20.14cm" svg:y2="9.833cm">
          <text:p/>
        </draw:line>
        <draw:line draw:style-name="gr4" draw:text-style-name="P3" draw:layer="layout" svg:x1="21.114cm" svg:y1="10.901cm" svg:x2="20.976cm" svg:y2="9.854cm">
          <text:p/>
        </draw:line>
        <draw:line draw:style-name="gr4" draw:text-style-name="P3" draw:layer="layout" svg:x1="20.108cm" svg:y1="9.833cm" svg:x2="20.108cm" svg:y2="8.944cm">
          <text:p/>
        </draw:line>
        <draw:line draw:style-name="gr4" draw:text-style-name="P3" draw:layer="layout" svg:x1="20.003cm" svg:y1="12.044cm" svg:x2="20.013cm" svg:y2="10.902cm">
          <text:p/>
        </draw:line>
        <draw:line draw:style-name="gr4" draw:text-style-name="P3" draw:layer="layout" svg:x1="21.124cm" svg:y1="12.033cm" svg:x2="21.124cm" svg:y2="10.923cm">
          <text:p/>
        </draw:line>
        <draw:line draw:style-name="gr4" draw:text-style-name="P3" draw:layer="layout" svg:x1="21.124cm" svg:y1="12.044cm" svg:x2="20.013cm" svg:y2="12.045cm">
          <text:p/>
        </draw:line>
        <draw:line draw:style-name="gr4" draw:text-style-name="P3" draw:layer="layout" svg:x1="21.124cm" svg:y1="10.922cm" svg:x2="20.013cm" svg:y2="10.923cm">
          <text:p/>
        </draw:line>
        <draw:line draw:style-name="gr4" draw:text-style-name="P3" draw:layer="layout" svg:x1="20.034cm" svg:y1="10.933cm" svg:x2="10.298cm" svg:y2="10.933cm">
          <text:p/>
        </draw:line>
        <draw:line draw:style-name="gr4" draw:text-style-name="P3" draw:layer="layout" svg:x1="10.318cm" svg:y1="12.018cm" svg:x2="20.01cm" svg:y2="12.018cm">
          <text:p/>
        </draw:line>
        <draw:line draw:style-name="gr4" draw:text-style-name="P3" draw:layer="layout" svg:x1="12.192cm" svg:y1="11.991cm" svg:x2="12.191cm" svg:y2="10.934cm">
          <text:p/>
        </draw:line>
        <draw:line draw:style-name="gr4" draw:text-style-name="P3" draw:layer="layout" svg:x1="15.663cm" svg:y1="12.023cm" svg:x2="15.663cm" svg:y2="10.944cm">
          <text:p/>
        </draw:line>
        <draw:line draw:style-name="gr4" draw:text-style-name="P3" draw:layer="layout" svg:x1="19.632cm" svg:y1="12.044cm" svg:x2="19.632cm" svg:y2="10.922cm">
          <text:p/>
        </draw:line>
        <draw:line draw:style-name="gr4" draw:text-style-name="P3" draw:layer="layout" svg:x1="20.108cm" svg:y1="9.833cm" svg:x2="20.108cm" svg:y2="8.944cm">
          <text:p/>
        </draw:line>
        <draw:line draw:style-name="gr4" draw:text-style-name="P3" draw:layer="layout" svg:x1="19.854cm" svg:y1="12.033cm" svg:x2="19.854cm" svg:y2="10.933cm">
          <text:p/>
        </draw:line>
        <draw:line draw:style-name="gr4" draw:text-style-name="P3" draw:layer="layout" svg:x1="10.298cm" svg:y1="12.003cm" svg:x2="10.297cm" svg:y2="10.946cm">
          <text:p/>
        </draw:line>
        <draw:line draw:style-name="gr4" draw:text-style-name="P3" draw:layer="layout" svg:x1="7.535cm" svg:y1="11.123cm" svg:x2="10.319cm" svg:y2="10.954cm">
          <text:p/>
        </draw:line>
        <draw:line draw:style-name="gr4" draw:text-style-name="P3" draw:layer="layout" svg:x1="7.536cm" svg:y1="11.864cm" svg:x2="10.298cm" svg:y2="12.012cm">
          <text:p/>
        </draw:line>
        <draw:line draw:style-name="gr4" draw:text-style-name="P3" draw:layer="layout" svg:x1="12.193cm" svg:y1="11.992cm" svg:x2="12.192cm" svg:y2="10.935cm">
          <text:p/>
        </draw:line>
        <draw:line draw:style-name="gr4" draw:text-style-name="P3" draw:layer="layout" svg:x1="7.546cm" svg:y1="11.853cm" svg:x2="7.546cm" svg:y2="11.125cm">
          <text:p/>
        </draw:line>
        <draw:line draw:style-name="gr4" draw:text-style-name="P3" draw:layer="layout" svg:x1="6.805cm" svg:y1="11.842cm" svg:x2="6.805cm" svg:y2="11.114cm">
          <text:p/>
        </draw:line>
        <draw:line draw:style-name="gr4" draw:text-style-name="P3" draw:layer="layout" svg:x1="6.827cm" svg:y1="11.123cm" svg:x2="7.546cm" svg:y2="11.125cm">
          <text:p/>
        </draw:line>
        <draw:line draw:style-name="gr4" draw:text-style-name="P3" draw:layer="layout" svg:x1="7.546cm" svg:y1="11.853cm" svg:x2="6.806cm" svg:y2="11.832cm">
          <text:p/>
        </draw:line>
        <draw:line draw:style-name="gr4" draw:text-style-name="P3" draw:layer="layout" svg:x1="7.345cm" svg:y1="9.451cm" svg:x2="7.546cm" svg:y2="11.125cm">
          <text:p/>
        </draw:line>
        <draw:line draw:style-name="gr4" draw:text-style-name="P3" draw:layer="layout" svg:x1="6.795cm" svg:y1="11.123cm" svg:x2="6.975cm" svg:y2="9.451cm">
          <text:p/>
        </draw:line>
        <draw:line draw:style-name="gr4" draw:text-style-name="P3" draw:layer="layout" svg:x1="7.346cm" svg:y1="9.102cm" svg:x2="6.996cm" svg:y2="9.102cm">
          <text:p/>
        </draw:line>
        <draw:line draw:style-name="gr4" draw:text-style-name="P3" draw:layer="layout" svg:x1="7.536cm" svg:y1="9.451cm" svg:x2="6.806cm" svg:y2="9.451cm">
          <text:p/>
        </draw:line>
        <draw:line draw:style-name="gr4" draw:text-style-name="P3" draw:layer="layout" svg:x1="7.525cm" svg:y1="9.292cm" svg:x2="6.795cm" svg:y2="9.292cm">
          <text:p/>
        </draw:line>
        <draw:line draw:style-name="gr4" draw:text-style-name="P3" draw:layer="layout" svg:x1="7.536cm" svg:y1="9.451cm" svg:x2="6.806cm" svg:y2="9.451cm">
          <text:p/>
        </draw:line>
        <draw:line draw:style-name="gr4" draw:text-style-name="P3" draw:layer="layout" svg:x1="7.536cm" svg:y1="9.451cm" svg:x2="6.806cm" svg:y2="9.451cm">
          <text:p/>
        </draw:line>
        <draw:line draw:style-name="gr4" draw:text-style-name="P3" draw:layer="layout" svg:x1="7.536cm" svg:y1="9.07cm" svg:x2="6.806cm" svg:y2="9.07cm">
          <text:p/>
        </draw:line>
        <draw:line draw:style-name="gr4" draw:text-style-name="P3" draw:layer="layout" svg:x1="7.536cm" svg:y1="8.34cm" svg:x2="6.806cm" svg:y2="8.34cm">
          <text:p/>
        </draw:line>
        <draw:line draw:style-name="gr4" draw:text-style-name="P3" draw:layer="layout" svg:x1="6.806cm" svg:y1="8.329cm" svg:x2="6.806cm" svg:y2="9.07cm">
          <text:p/>
        </draw:line>
        <draw:line draw:style-name="gr4" draw:text-style-name="P3" draw:layer="layout" svg:x1="7.536cm" svg:y1="9.07cm" svg:x2="7.536cm" svg:y2="8.329cm">
          <text:p/>
        </draw:line>
        <draw:frame draw:style-name="gr6" draw:text-style-name="P4" draw:layer="layout" svg:width="1.277cm" svg:height="0.962cm" svg:x="6.488cm" svg:y="7.335cm">
          <draw:text-box>
            <text:p>(1)</text:p>
          </draw:text-box>
        </draw:frame>
        <draw:frame draw:style-name="gr7" draw:text-style-name="P4" draw:layer="layout" svg:width="1.313cm" svg:height="1.673cm" svg:x="7.942cm" svg:y="8.253cm">
          <draw:text-box>
            <text:p>(2)</text:p>
          </draw:text-box>
        </draw:frame>
        <draw:frame draw:style-name="gr7" draw:text-style-name="P4" draw:layer="layout" svg:width="1.58cm" svg:height="1.673cm" svg:x="19.08cm" svg:y="11.924cm">
          <draw:text-box>
            <text:p>(4)</text:p>
          </draw:text-box>
        </draw:frame>
        <draw:line draw:style-name="gr8" draw:text-style-name="P6" draw:layer="layout" svg:x1="12.164cm" svg:y1="12.291cm" svg:x2="15.692cm" svg:y2="12.291cm">
          <text:p text:style-name="P5"><text:span text:style-name="T1">2 m</text:span></text:p>
        </draw:line>
        <draw:frame draw:style-name="gr6" draw:text-style-name="P4" draw:layer="layout" svg:width="1.277cm" svg:height="0.962cm" svg:x="13.267cm" svg:y="10.029cm">
          <draw:text-box>
            <text:p>(3)</text:p>
          </draw:text-box>
        </draw:frame>
        <draw:line draw:style-name="gr8" draw:text-style-name="P6" draw:layer="layout" svg:x1="15.796cm" svg:y1="12.009cm" svg:x2="15.796cm" svg:y2="10.935cm">
          <text:p text:style-name="P5"><text:span text:style-name="T1"/></text:p>
        </draw:line>
        <draw:frame draw:style-name="gr9" draw:text-style-name="P4" draw:layer="layout" svg:width="1.934cm" svg:height="1.199cm" svg:x="15.734cm" svg:y="11.176cm">
          <draw:text-box>
            <text:p><text:span text:style-name="T1">0.6 m</text:span></text:p>
          </draw:text-box>
        </draw:frame>
        <draw:line draw:style-name="gr10" draw:text-style-name="P3" draw:layer="layout" svg:x1="19.347cm" svg:y1="11.487cm" svg:x2="17.696cm" svg:y2="11.487cm">
          <text:p/>
        </draw:line>
        <draw:line draw:style-name="gr10" draw:text-style-name="P3" draw:layer="layout" svg:x1="12.024cm" svg:y1="11.5cm" svg:x2="10.373cm" svg:y2="11.5cm">
          <text:p/>
        </draw:line>
        <draw:line draw:style-name="gr10" draw:text-style-name="P3" draw:layer="layout" svg:x1="17.992cm" svg:y1="9.399cm" svg:x2="19.798cm" svg:y2="9.399cm">
          <text:p/>
        </draw:line>
        <draw:line draw:style-name="gr10" draw:text-style-name="P3" draw:layer="layout" svg:x1="10.592cm" svg:y1="8.999cm" svg:x2="12.398cm" svg:y2="8.999cm">
          <text:p/>
        </draw:line>
        <draw:line draw:style-name="gr4" draw:text-style-name="P3" draw:layer="layout" svg:x1="20cm" svg:y1="14.944cm" svg:x2="20.014cm" svg:y2="13.101cm">
          <text:p/>
        </draw:line>
        <draw:line draw:style-name="gr4" draw:text-style-name="P3" draw:layer="layout" svg:x1="20.035cm" svg:y1="13.132cm" svg:x2="10.299cm" svg:y2="13.132cm">
          <text:p/>
        </draw:line>
        <draw:line draw:style-name="gr4" draw:text-style-name="P3" draw:layer="layout" svg:x1="10.319cm" svg:y1="14.917cm" svg:x2="20.011cm" svg:y2="14.917cm">
          <text:p/>
        </draw:line>
        <draw:line draw:style-name="gr11" draw:text-style-name="P7" draw:layer="layout" svg:x1="12.193cm" svg:y1="14.484cm" svg:x2="12.192cm" svg:y2="13.133cm">
          <text:p/>
        </draw:line>
        <draw:line draw:style-name="gr4" draw:text-style-name="P3" draw:layer="layout" svg:x1="15.664cm" svg:y1="14.93cm" svg:x2="15.664cm" svg:y2="13.143cm">
          <text:p/>
        </draw:line>
        <draw:line draw:style-name="gr4" draw:text-style-name="P3" draw:layer="layout" svg:x1="19.633cm" svg:y1="14.351cm" svg:x2="19.633cm" svg:y2="13.123cm">
          <text:p/>
        </draw:line>
        <draw:line draw:style-name="gr4" draw:text-style-name="P3" draw:layer="layout" svg:x1="19.855cm" svg:y1="14.339cm" svg:x2="19.855cm" svg:y2="13.135cm">
          <text:p/>
        </draw:line>
        <draw:line draw:style-name="gr4" draw:text-style-name="P3" draw:layer="layout" svg:x1="10.299cm" svg:y1="14.915cm" svg:x2="10.298cm" svg:y2="13.145cm">
          <text:p/>
        </draw:line>
        <draw:line draw:style-name="gr4" draw:text-style-name="P3" draw:layer="layout" svg:x1="12.194cm" svg:y1="14.915cm" svg:x2="12.193cm" svg:y2="13.134cm">
          <text:p/>
        </draw:line>
        <draw:line draw:style-name="gr8" draw:text-style-name="P6" draw:layer="layout" svg:x1="15.791cm" svg:y1="14.337cm" svg:x2="15.791cm" svg:y2="13.434cm">
          <text:p/>
        </draw:line>
        <draw:frame draw:style-name="gr9" draw:text-style-name="P4" draw:layer="layout" svg:width="1.934cm" svg:height="1.199cm" svg:x="15.735cm" svg:y="13.475cm">
          <draw:text-box>
            <text:p><text:span text:style-name="T1">0.4 m</text:span></text:p>
          </draw:text-box>
        </draw:frame>
        <draw:line draw:style-name="gr10" draw:text-style-name="P3" draw:layer="layout" svg:x1="19.348cm" svg:y1="13.786cm" svg:x2="17.697cm" svg:y2="13.786cm">
          <text:p/>
        </draw:line>
        <draw:line draw:style-name="gr10" draw:text-style-name="P3" draw:layer="layout" svg:x1="12.025cm" svg:y1="13.799cm" svg:x2="10.374cm" svg:y2="13.799cm">
          <text:p/>
        </draw:line>
        <draw:line draw:style-name="gr4" draw:text-style-name="P3" draw:layer="layout" svg:x1="10.301cm" svg:y1="14.323cm" svg:x2="20.037cm" svg:y2="14.323cm">
          <text:p/>
        </draw:line>
        <draw:line draw:style-name="gr11" draw:text-style-name="P7" draw:layer="layout" svg:x1="12.319cm" svg:y1="14.672cm" svg:x2="12.319cm" svg:y2="13.211cm">
          <text:p/>
        </draw:line>
        <draw:line draw:style-name="gr11" draw:text-style-name="P7" draw:layer="layout" svg:x1="12.419cm" svg:y1="14.673cm" svg:x2="12.419cm" svg:y2="13.212cm">
          <text:p/>
        </draw:line>
        <draw:line draw:style-name="gr11" draw:text-style-name="P7" draw:layer="layout" svg:x1="12.519cm" svg:y1="14.673cm" svg:x2="12.519cm" svg:y2="13.212cm">
          <text:p/>
        </draw:line>
        <draw:line draw:style-name="gr11" draw:text-style-name="P7" draw:layer="layout" svg:x1="12.719cm" svg:y1="14.673cm" svg:x2="12.719cm" svg:y2="13.212cm">
          <text:p/>
        </draw:line>
        <draw:line draw:style-name="gr11" draw:text-style-name="P7" draw:layer="layout" svg:x1="12.819cm" svg:y1="14.673cm" svg:x2="12.819cm" svg:y2="13.212cm">
          <text:p/>
        </draw:line>
        <draw:line draw:style-name="gr11" draw:text-style-name="P7" draw:layer="layout" svg:x1="12.577cm" svg:y1="14.672cm" svg:x2="12.577cm" svg:y2="13.211cm">
          <text:p/>
        </draw:line>
        <draw:line draw:style-name="gr11" draw:text-style-name="P7" draw:layer="layout" svg:x1="12.377cm" svg:y1="14.673cm" svg:x2="12.377cm" svg:y2="13.212cm">
          <text:p/>
        </draw:line>
        <draw:line draw:style-name="gr11" draw:text-style-name="P7" draw:layer="layout" svg:x1="12.677cm" svg:y1="14.673cm" svg:x2="12.677cm" svg:y2="13.212cm">
          <text:p/>
        </draw:line>
        <draw:line draw:style-name="gr11" draw:text-style-name="P7" draw:layer="layout" svg:x1="12.277cm" svg:y1="14.673cm" svg:x2="12.277cm" svg:y2="13.212cm">
          <text:p/>
        </draw:line>
        <draw:line draw:style-name="gr11" draw:text-style-name="P7" draw:layer="layout" svg:x1="12.375cm" svg:y1="14.672cm" svg:x2="12.375cm" svg:y2="13.211cm">
          <text:p/>
        </draw:line>
        <draw:line draw:style-name="gr11" draw:text-style-name="P7" draw:layer="layout" svg:x1="12.475cm" svg:y1="14.673cm" svg:x2="12.475cm" svg:y2="13.212cm">
          <text:p/>
        </draw:line>
        <draw:line draw:style-name="gr11" draw:text-style-name="P7" draw:layer="layout" svg:x1="12.575cm" svg:y1="14.673cm" svg:x2="12.575cm" svg:y2="13.212cm">
          <text:p/>
        </draw:line>
        <draw:line draw:style-name="gr11" draw:text-style-name="P7" draw:layer="layout" svg:x1="12.775cm" svg:y1="14.673cm" svg:x2="12.775cm" svg:y2="13.212cm">
          <text:p/>
        </draw:line>
        <draw:line draw:style-name="gr11" draw:text-style-name="P7" draw:layer="layout" svg:x1="12.633cm" svg:y1="14.672cm" svg:x2="12.633cm" svg:y2="13.211cm">
          <text:p/>
        </draw:line>
        <draw:line draw:style-name="gr11" draw:text-style-name="P7" draw:layer="layout" svg:x1="12.433cm" svg:y1="14.673cm" svg:x2="12.433cm" svg:y2="13.212cm">
          <text:p/>
        </draw:line>
        <draw:line draw:style-name="gr11" draw:text-style-name="P7" draw:layer="layout" svg:x1="12.733cm" svg:y1="14.673cm" svg:x2="12.733cm" svg:y2="13.212cm">
          <text:p/>
        </draw:line>
        <draw:line draw:style-name="gr11" draw:text-style-name="P7" draw:layer="layout" svg:x1="12.333cm" svg:y1="14.673cm" svg:x2="12.333cm" svg:y2="13.212cm">
          <text:p/>
        </draw:line>
        <draw:line draw:style-name="gr11" draw:text-style-name="P7" draw:layer="layout" svg:x1="12.319cm" svg:y1="14.672cm" svg:x2="12.319cm" svg:y2="13.211cm">
          <text:p/>
        </draw:line>
        <draw:line draw:style-name="gr11" draw:text-style-name="P7" draw:layer="layout" svg:x1="12.419cm" svg:y1="14.673cm" svg:x2="12.419cm" svg:y2="13.212cm">
          <text:p/>
        </draw:line>
        <draw:line draw:style-name="gr11" draw:text-style-name="P7" draw:layer="layout" svg:x1="12.519cm" svg:y1="14.673cm" svg:x2="12.519cm" svg:y2="13.212cm">
          <text:p/>
        </draw:line>
        <draw:line draw:style-name="gr11" draw:text-style-name="P7" draw:layer="layout" svg:x1="12.719cm" svg:y1="14.673cm" svg:x2="12.719cm" svg:y2="13.212cm">
          <text:p/>
        </draw:line>
        <draw:line draw:style-name="gr11" draw:text-style-name="P7" draw:layer="layout" svg:x1="12.819cm" svg:y1="14.673cm" svg:x2="12.819cm" svg:y2="13.212cm">
          <text:p/>
        </draw:line>
        <draw:line draw:style-name="gr11" draw:text-style-name="P7" draw:layer="layout" svg:x1="12.577cm" svg:y1="14.672cm" svg:x2="12.577cm" svg:y2="13.211cm">
          <text:p/>
        </draw:line>
        <draw:line draw:style-name="gr11" draw:text-style-name="P7" draw:layer="layout" svg:x1="12.377cm" svg:y1="14.673cm" svg:x2="12.377cm" svg:y2="13.212cm">
          <text:p/>
        </draw:line>
        <draw:line draw:style-name="gr11" draw:text-style-name="P7" draw:layer="layout" svg:x1="12.677cm" svg:y1="14.673cm" svg:x2="12.677cm" svg:y2="13.212cm">
          <text:p/>
        </draw:line>
        <draw:line draw:style-name="gr11" draw:text-style-name="P7" draw:layer="layout" svg:x1="12.277cm" svg:y1="14.673cm" svg:x2="12.277cm" svg:y2="13.212cm">
          <text:p/>
        </draw:line>
        <draw:line draw:style-name="gr11" draw:text-style-name="P7" draw:layer="layout" svg:x1="12.375cm" svg:y1="14.672cm" svg:x2="12.375cm" svg:y2="13.211cm">
          <text:p/>
        </draw:line>
        <draw:line draw:style-name="gr11" draw:text-style-name="P7" draw:layer="layout" svg:x1="12.475cm" svg:y1="14.673cm" svg:x2="12.475cm" svg:y2="13.212cm">
          <text:p/>
        </draw:line>
        <draw:line draw:style-name="gr11" draw:text-style-name="P7" draw:layer="layout" svg:x1="12.575cm" svg:y1="14.673cm" svg:x2="12.575cm" svg:y2="13.212cm">
          <text:p/>
        </draw:line>
        <draw:line draw:style-name="gr11" draw:text-style-name="P7" draw:layer="layout" svg:x1="12.775cm" svg:y1="14.673cm" svg:x2="12.775cm" svg:y2="13.212cm">
          <text:p/>
        </draw:line>
        <draw:line draw:style-name="gr11" draw:text-style-name="P7" draw:layer="layout" svg:x1="12.633cm" svg:y1="14.672cm" svg:x2="12.633cm" svg:y2="13.211cm">
          <text:p/>
        </draw:line>
        <draw:line draw:style-name="gr11" draw:text-style-name="P7" draw:layer="layout" svg:x1="12.433cm" svg:y1="14.673cm" svg:x2="12.433cm" svg:y2="13.212cm">
          <text:p/>
        </draw:line>
        <draw:line draw:style-name="gr11" draw:text-style-name="P7" draw:layer="layout" svg:x1="12.733cm" svg:y1="14.673cm" svg:x2="12.733cm" svg:y2="13.212cm">
          <text:p/>
        </draw:line>
        <draw:line draw:style-name="gr11" draw:text-style-name="P7" draw:layer="layout" svg:x1="12.333cm" svg:y1="14.673cm" svg:x2="12.333cm" svg:y2="13.212cm">
          <text:p/>
        </draw:line>
        <draw:line draw:style-name="gr11" draw:text-style-name="P7" draw:layer="layout" svg:x1="13.119cm" svg:y1="14.673cm" svg:x2="13.119cm" svg:y2="13.212cm">
          <text:p/>
        </draw:line>
        <draw:line draw:style-name="gr11" draw:text-style-name="P7" draw:layer="layout" svg:x1="13.219cm" svg:y1="14.673cm" svg:x2="13.219cm" svg:y2="13.212cm">
          <text:p/>
        </draw:line>
        <draw:line draw:style-name="gr11" draw:text-style-name="P7" draw:layer="layout" svg:x1="13.277cm" svg:y1="14.672cm" svg:x2="13.277cm" svg:y2="13.211cm">
          <text:p/>
        </draw:line>
        <draw:line draw:style-name="gr11" draw:text-style-name="P7" draw:layer="layout" svg:x1="13.377cm" svg:y1="14.673cm" svg:x2="13.377cm" svg:y2="13.212cm">
          <text:p/>
        </draw:line>
        <draw:line draw:style-name="gr11" draw:text-style-name="P7" draw:layer="layout" svg:x1="13.175cm" svg:y1="14.673cm" svg:x2="13.175cm" svg:y2="13.212cm">
          <text:p/>
        </draw:line>
        <draw:line draw:style-name="gr11" draw:text-style-name="P7" draw:layer="layout" svg:x1="13.275cm" svg:y1="14.673cm" svg:x2="13.275cm" svg:y2="13.212cm">
          <text:p/>
        </draw:line>
        <draw:line draw:style-name="gr11" draw:text-style-name="P7" draw:layer="layout" svg:x1="13.333cm" svg:y1="14.672cm" svg:x2="13.333cm" svg:y2="13.211cm">
          <text:p/>
        </draw:line>
        <draw:line draw:style-name="gr11" draw:text-style-name="P7" draw:layer="layout" svg:x1="13.133cm" svg:y1="14.673cm" svg:x2="13.133cm" svg:y2="13.212cm">
          <text:p/>
        </draw:line>
        <draw:line draw:style-name="gr11" draw:text-style-name="P7" draw:layer="layout" svg:x1="13.119cm" svg:y1="14.673cm" svg:x2="13.119cm" svg:y2="13.212cm">
          <text:p/>
        </draw:line>
        <draw:line draw:style-name="gr11" draw:text-style-name="P7" draw:layer="layout" svg:x1="13.219cm" svg:y1="14.673cm" svg:x2="13.219cm" svg:y2="13.212cm">
          <text:p/>
        </draw:line>
        <draw:line draw:style-name="gr11" draw:text-style-name="P7" draw:layer="layout" svg:x1="13.277cm" svg:y1="14.672cm" svg:x2="13.277cm" svg:y2="13.211cm">
          <text:p/>
        </draw:line>
        <draw:line draw:style-name="gr11" draw:text-style-name="P7" draw:layer="layout" svg:x1="13.377cm" svg:y1="14.673cm" svg:x2="13.377cm" svg:y2="13.212cm">
          <text:p/>
        </draw:line>
        <draw:line draw:style-name="gr11" draw:text-style-name="P7" draw:layer="layout" svg:x1="13.175cm" svg:y1="14.673cm" svg:x2="13.175cm" svg:y2="13.212cm">
          <text:p/>
        </draw:line>
        <draw:line draw:style-name="gr11" draw:text-style-name="P7" draw:layer="layout" svg:x1="13.275cm" svg:y1="14.673cm" svg:x2="13.275cm" svg:y2="13.212cm">
          <text:p/>
        </draw:line>
        <draw:line draw:style-name="gr11" draw:text-style-name="P7" draw:layer="layout" svg:x1="13.333cm" svg:y1="14.672cm" svg:x2="13.333cm" svg:y2="13.211cm">
          <text:p/>
        </draw:line>
        <draw:line draw:style-name="gr11" draw:text-style-name="P7" draw:layer="layout" svg:x1="13.133cm" svg:y1="14.673cm" svg:x2="13.133cm" svg:y2="13.212cm">
          <text:p/>
        </draw:line>
        <draw:line draw:style-name="gr11" draw:text-style-name="P7" draw:layer="layout" svg:x1="13.991cm" svg:y1="14.673cm" svg:x2="13.991cm" svg:y2="13.212cm">
          <text:p/>
        </draw:line>
        <draw:line draw:style-name="gr11" draw:text-style-name="P7" draw:layer="layout" svg:x1="14.049cm" svg:y1="14.673cm" svg:x2="14.049cm" svg:y2="13.212cm">
          <text:p/>
        </draw:line>
        <draw:line draw:style-name="gr11" draw:text-style-name="P7" draw:layer="layout" svg:x1="13.947cm" svg:y1="14.673cm" svg:x2="13.947cm" svg:y2="13.212cm">
          <text:p/>
        </draw:line>
        <draw:line draw:style-name="gr11" draw:text-style-name="P7" draw:layer="layout" svg:x1="14.047cm" svg:y1="14.673cm" svg:x2="14.047cm" svg:y2="13.212cm">
          <text:p/>
        </draw:line>
        <draw:line draw:style-name="gr11" draw:text-style-name="P7" draw:layer="layout" svg:x1="14.105cm" svg:y1="14.673cm" svg:x2="14.105cm" svg:y2="13.212cm">
          <text:p/>
        </draw:line>
        <draw:line draw:style-name="gr11" draw:text-style-name="P7" draw:layer="layout" svg:x1="13.905cm" svg:y1="14.673cm" svg:x2="13.905cm" svg:y2="13.212cm">
          <text:p/>
        </draw:line>
        <draw:line draw:style-name="gr11" draw:text-style-name="P7" draw:layer="layout" svg:x1="13.991cm" svg:y1="14.673cm" svg:x2="13.991cm" svg:y2="13.212cm">
          <text:p/>
        </draw:line>
        <draw:line draw:style-name="gr11" draw:text-style-name="P7" draw:layer="layout" svg:x1="14.049cm" svg:y1="14.673cm" svg:x2="14.049cm" svg:y2="13.212cm">
          <text:p/>
        </draw:line>
        <draw:line draw:style-name="gr11" draw:text-style-name="P7" draw:layer="layout" svg:x1="13.947cm" svg:y1="14.673cm" svg:x2="13.947cm" svg:y2="13.212cm">
          <text:p/>
        </draw:line>
        <draw:line draw:style-name="gr11" draw:text-style-name="P7" draw:layer="layout" svg:x1="14.047cm" svg:y1="14.673cm" svg:x2="14.047cm" svg:y2="13.212cm">
          <text:p/>
        </draw:line>
        <draw:line draw:style-name="gr11" draw:text-style-name="P7" draw:layer="layout" svg:x1="14.105cm" svg:y1="14.673cm" svg:x2="14.105cm" svg:y2="13.212cm">
          <text:p/>
        </draw:line>
        <draw:line draw:style-name="gr11" draw:text-style-name="P7" draw:layer="layout" svg:x1="13.905cm" svg:y1="14.673cm" svg:x2="13.905cm" svg:y2="13.212cm">
          <text:p/>
        </draw:line>
        <draw:line draw:style-name="gr11" draw:text-style-name="P7" draw:layer="layout" svg:x1="12.759cm" svg:y1="14.672cm" svg:x2="12.759cm" svg:y2="13.211cm">
          <text:p/>
        </draw:line>
        <draw:line draw:style-name="gr11" draw:text-style-name="P7" draw:layer="layout" svg:x1="13.159cm" svg:y1="14.673cm" svg:x2="13.159cm" svg:y2="13.212cm">
          <text:p/>
        </draw:line>
        <draw:line draw:style-name="gr11" draw:text-style-name="P7" draw:layer="layout" svg:x1="13.259cm" svg:y1="14.673cm" svg:x2="13.259cm" svg:y2="13.212cm">
          <text:p/>
        </draw:line>
        <draw:line draw:style-name="gr11" draw:text-style-name="P7" draw:layer="layout" svg:x1="12.817cm" svg:y1="14.673cm" svg:x2="12.817cm" svg:y2="13.212cm">
          <text:p/>
        </draw:line>
        <draw:line draw:style-name="gr11" draw:text-style-name="P7" draw:layer="layout" svg:x1="13.317cm" svg:y1="14.673cm" svg:x2="13.317cm" svg:y2="13.212cm">
          <text:p/>
        </draw:line>
        <draw:line draw:style-name="gr11" draw:text-style-name="P7" draw:layer="layout" svg:x1="13.117cm" svg:y1="14.673cm" svg:x2="13.117cm" svg:y2="13.212cm">
          <text:p/>
        </draw:line>
        <draw:line draw:style-name="gr11" draw:text-style-name="P7" draw:layer="layout" svg:x1="12.717cm" svg:y1="14.673cm" svg:x2="12.717cm" svg:y2="13.212cm">
          <text:p/>
        </draw:line>
        <draw:line draw:style-name="gr11" draw:text-style-name="P7" draw:layer="layout" svg:x1="12.815cm" svg:y1="14.672cm" svg:x2="12.815cm" svg:y2="13.211cm">
          <text:p/>
        </draw:line>
        <draw:line draw:style-name="gr11" draw:text-style-name="P7" draw:layer="layout" svg:x1="13.215cm" svg:y1="14.673cm" svg:x2="13.215cm" svg:y2="13.212cm">
          <text:p/>
        </draw:line>
        <draw:line draw:style-name="gr11" draw:text-style-name="P7" draw:layer="layout" svg:x1="13.315cm" svg:y1="14.673cm" svg:x2="13.315cm" svg:y2="13.212cm">
          <text:p/>
        </draw:line>
        <draw:line draw:style-name="gr11" draw:text-style-name="P7" draw:layer="layout" svg:x1="13.373cm" svg:y1="14.673cm" svg:x2="13.373cm" svg:y2="13.212cm">
          <text:p/>
        </draw:line>
        <draw:line draw:style-name="gr11" draw:text-style-name="P7" draw:layer="layout" svg:x1="13.173cm" svg:y1="14.673cm" svg:x2="13.173cm" svg:y2="13.212cm">
          <text:p/>
        </draw:line>
        <draw:line draw:style-name="gr11" draw:text-style-name="P7" draw:layer="layout" svg:x1="12.773cm" svg:y1="14.673cm" svg:x2="12.773cm" svg:y2="13.212cm">
          <text:p/>
        </draw:line>
        <draw:line draw:style-name="gr11" draw:text-style-name="P7" draw:layer="layout" svg:x1="12.759cm" svg:y1="14.672cm" svg:x2="12.759cm" svg:y2="13.211cm">
          <text:p/>
        </draw:line>
        <draw:line draw:style-name="gr11" draw:text-style-name="P7" draw:layer="layout" svg:x1="13.159cm" svg:y1="14.673cm" svg:x2="13.159cm" svg:y2="13.212cm">
          <text:p/>
        </draw:line>
        <draw:line draw:style-name="gr11" draw:text-style-name="P7" draw:layer="layout" svg:x1="13.259cm" svg:y1="14.673cm" svg:x2="13.259cm" svg:y2="13.212cm">
          <text:p/>
        </draw:line>
        <draw:line draw:style-name="gr11" draw:text-style-name="P7" draw:layer="layout" svg:x1="12.817cm" svg:y1="14.673cm" svg:x2="12.817cm" svg:y2="13.212cm">
          <text:p/>
        </draw:line>
        <draw:line draw:style-name="gr11" draw:text-style-name="P7" draw:layer="layout" svg:x1="13.317cm" svg:y1="14.673cm" svg:x2="13.317cm" svg:y2="13.212cm">
          <text:p/>
        </draw:line>
        <draw:line draw:style-name="gr11" draw:text-style-name="P7" draw:layer="layout" svg:x1="13.117cm" svg:y1="14.673cm" svg:x2="13.117cm" svg:y2="13.212cm">
          <text:p/>
        </draw:line>
        <draw:line draw:style-name="gr11" draw:text-style-name="P7" draw:layer="layout" svg:x1="12.717cm" svg:y1="14.673cm" svg:x2="12.717cm" svg:y2="13.212cm">
          <text:p/>
        </draw:line>
        <draw:line draw:style-name="gr11" draw:text-style-name="P7" draw:layer="layout" svg:x1="12.815cm" svg:y1="14.672cm" svg:x2="12.815cm" svg:y2="13.211cm">
          <text:p/>
        </draw:line>
        <draw:line draw:style-name="gr11" draw:text-style-name="P7" draw:layer="layout" svg:x1="13.215cm" svg:y1="14.673cm" svg:x2="13.215cm" svg:y2="13.212cm">
          <text:p/>
        </draw:line>
        <draw:line draw:style-name="gr12" draw:text-style-name="P7" draw:layer="layout" svg:x1="13.315cm" svg:y1="14.673cm" svg:x2="13.315cm" svg:y2="13.212cm">
          <text:p/>
        </draw:line>
        <draw:line draw:style-name="gr11" draw:text-style-name="P7" draw:layer="layout" svg:x1="13.373cm" svg:y1="14.673cm" svg:x2="13.373cm" svg:y2="13.212cm">
          <text:p/>
        </draw:line>
        <draw:line draw:style-name="gr11" draw:text-style-name="P7" draw:layer="layout" svg:x1="13.173cm" svg:y1="14.673cm" svg:x2="13.173cm" svg:y2="13.212cm">
          <text:p/>
        </draw:line>
        <draw:line draw:style-name="gr11" draw:text-style-name="P7" draw:layer="layout" svg:x1="12.773cm" svg:y1="14.673cm" svg:x2="12.773cm" svg:y2="13.212cm">
          <text:p/>
        </draw:line>
        <draw:line draw:style-name="gr11" draw:text-style-name="P7" draw:layer="layout" svg:x1="13.99cm" svg:y1="14.673cm" svg:x2="13.99cm" svg:y2="13.212cm">
          <text:p/>
        </draw:line>
        <draw:line draw:style-name="gr11" draw:text-style-name="P7" draw:layer="layout" svg:x1="14.09cm" svg:y1="14.673cm" svg:x2="14.09cm" svg:y2="13.212cm">
          <text:p/>
        </draw:line>
        <draw:line draw:style-name="gr11" draw:text-style-name="P7" draw:layer="layout" svg:x1="14.148cm" svg:y1="14.673cm" svg:x2="14.148cm" svg:y2="13.212cm">
          <text:p/>
        </draw:line>
        <draw:line draw:style-name="gr11" draw:text-style-name="P7" draw:layer="layout" svg:x1="13.948cm" svg:y1="14.673cm" svg:x2="13.948cm" svg:y2="13.212cm">
          <text:p/>
        </draw:line>
        <draw:line draw:style-name="gr11" draw:text-style-name="P7" draw:layer="layout" svg:x1="14.046cm" svg:y1="14.673cm" svg:x2="14.046cm" svg:y2="13.212cm">
          <text:p/>
        </draw:line>
        <draw:line draw:style-name="gr11" draw:text-style-name="P7" draw:layer="layout" svg:x1="14.146cm" svg:y1="14.673cm" svg:x2="14.146cm" svg:y2="13.212cm">
          <text:p/>
        </draw:line>
        <draw:line draw:style-name="gr11" draw:text-style-name="P7" draw:layer="layout" svg:x1="13.904cm" svg:y1="14.672cm" svg:x2="13.904cm" svg:y2="13.211cm">
          <text:p/>
        </draw:line>
        <draw:line draw:style-name="gr11" draw:text-style-name="P7" draw:layer="layout" svg:x1="14.004cm" svg:y1="14.673cm" svg:x2="14.004cm" svg:y2="13.212cm">
          <text:p/>
        </draw:line>
        <draw:line draw:style-name="gr11" draw:text-style-name="P7" draw:layer="layout" svg:x1="13.99cm" svg:y1="14.673cm" svg:x2="13.99cm" svg:y2="13.212cm">
          <text:p/>
        </draw:line>
        <draw:line draw:style-name="gr11" draw:text-style-name="P7" draw:layer="layout" svg:x1="14.09cm" svg:y1="14.673cm" svg:x2="14.09cm" svg:y2="13.212cm">
          <text:p/>
        </draw:line>
        <draw:line draw:style-name="gr11" draw:text-style-name="P7" draw:layer="layout" svg:x1="14.148cm" svg:y1="14.673cm" svg:x2="14.148cm" svg:y2="13.212cm">
          <text:p/>
        </draw:line>
        <draw:line draw:style-name="gr11" draw:text-style-name="P7" draw:layer="layout" svg:x1="14.046cm" svg:y1="14.673cm" svg:x2="14.046cm" svg:y2="13.212cm">
          <text:p/>
        </draw:line>
        <draw:line draw:style-name="gr11" draw:text-style-name="P7" draw:layer="layout" svg:x1="14.146cm" svg:y1="14.673cm" svg:x2="14.146cm" svg:y2="13.212cm">
          <text:p/>
        </draw:line>
        <draw:line draw:style-name="gr11" draw:text-style-name="P7" draw:layer="layout" svg:x1="13.904cm" svg:y1="14.672cm" svg:x2="13.904cm" svg:y2="13.211cm">
          <text:p/>
        </draw:line>
        <draw:line draw:style-name="gr11" draw:text-style-name="P7" draw:layer="layout" svg:x1="14.004cm" svg:y1="14.673cm" svg:x2="14.004cm" svg:y2="13.212cm">
          <text:p/>
        </draw:line>
        <draw:line draw:style-name="gr11" draw:text-style-name="P7" draw:layer="layout" svg:x1="14.668cm" svg:y1="14.673cm" svg:x2="14.668cm" svg:y2="13.212cm">
          <text:p/>
        </draw:line>
        <draw:line draw:style-name="gr11" draw:text-style-name="P7" draw:layer="layout" svg:x1="14.526cm" svg:y1="14.672cm" svg:x2="14.526cm" svg:y2="13.211cm">
          <text:p/>
        </draw:line>
        <draw:line draw:style-name="gr11" draw:text-style-name="P7" draw:layer="layout" svg:x1="14.626cm" svg:y1="14.673cm" svg:x2="14.626cm" svg:y2="13.212cm">
          <text:p/>
        </draw:line>
        <draw:line draw:style-name="gr11" draw:text-style-name="P7" draw:layer="layout" svg:x1="14.524cm" svg:y1="14.673cm" svg:x2="14.524cm" svg:y2="13.212cm">
          <text:p/>
        </draw:line>
        <draw:line draw:style-name="gr11" draw:text-style-name="P7" draw:layer="layout" svg:x1="14.724cm" svg:y1="14.673cm" svg:x2="14.724cm" svg:y2="13.212cm">
          <text:p/>
        </draw:line>
        <draw:line draw:style-name="gr11" draw:text-style-name="P7" draw:layer="layout" svg:x1="14.582cm" svg:y1="14.672cm" svg:x2="14.582cm" svg:y2="13.211cm">
          <text:p/>
        </draw:line>
        <draw:line draw:style-name="gr11" draw:text-style-name="P7" draw:layer="layout" svg:x1="14.682cm" svg:y1="14.673cm" svg:x2="14.682cm" svg:y2="13.212cm">
          <text:p/>
        </draw:line>
        <draw:line draw:style-name="gr11" draw:text-style-name="P7" draw:layer="layout" svg:x1="14.668cm" svg:y1="14.673cm" svg:x2="14.668cm" svg:y2="13.212cm">
          <text:p/>
        </draw:line>
        <draw:line draw:style-name="gr11" draw:text-style-name="P7" draw:layer="layout" svg:x1="14.526cm" svg:y1="14.672cm" svg:x2="14.526cm" svg:y2="13.211cm">
          <text:p/>
        </draw:line>
        <draw:line draw:style-name="gr11" draw:text-style-name="P7" draw:layer="layout" svg:x1="14.626cm" svg:y1="14.673cm" svg:x2="14.626cm" svg:y2="13.212cm">
          <text:p/>
        </draw:line>
        <draw:line draw:style-name="gr11" draw:text-style-name="P7" draw:layer="layout" svg:x1="14.524cm" svg:y1="14.673cm" svg:x2="14.524cm" svg:y2="13.212cm">
          <text:p/>
        </draw:line>
        <draw:line draw:style-name="gr11" draw:text-style-name="P7" draw:layer="layout" svg:x1="14.724cm" svg:y1="14.673cm" svg:x2="14.724cm" svg:y2="13.212cm">
          <text:p/>
        </draw:line>
        <draw:line draw:style-name="gr11" draw:text-style-name="P7" draw:layer="layout" svg:x1="14.582cm" svg:y1="14.672cm" svg:x2="14.582cm" svg:y2="13.211cm">
          <text:p/>
        </draw:line>
        <draw:line draw:style-name="gr11" draw:text-style-name="P7" draw:layer="layout" svg:x1="14.682cm" svg:y1="14.673cm" svg:x2="14.682cm" svg:y2="13.212cm">
          <text:p/>
        </draw:line>
        <draw:line draw:style-name="gr11" draw:text-style-name="P7" draw:layer="layout" svg:x1="14.698cm" svg:y1="14.673cm" svg:x2="14.698cm" svg:y2="13.212cm">
          <text:p/>
        </draw:line>
        <draw:line draw:style-name="gr11" draw:text-style-name="P7" draw:layer="layout" svg:x1="14.698cm" svg:y1="14.673cm" svg:x2="14.698cm" svg:y2="13.212cm">
          <text:p/>
        </draw:line>
        <draw:line draw:style-name="gr11" draw:text-style-name="P7" draw:layer="layout" svg:x1="14.708cm" svg:y1="14.673cm" svg:x2="14.708cm" svg:y2="13.212cm">
          <text:p/>
        </draw:line>
        <draw:line draw:style-name="gr11" draw:text-style-name="P7" draw:layer="layout" svg:x1="14.508cm" svg:y1="14.673cm" svg:x2="14.508cm" svg:y2="13.212cm">
          <text:p/>
        </draw:line>
        <draw:line draw:style-name="gr11" draw:text-style-name="P7" draw:layer="layout" svg:x1="14.566cm" svg:y1="14.673cm" svg:x2="14.566cm" svg:y2="13.212cm">
          <text:p/>
        </draw:line>
        <draw:line draw:style-name="gr11" draw:text-style-name="P7" draw:layer="layout" svg:x1="14.564cm" svg:y1="14.673cm" svg:x2="14.564cm" svg:y2="13.212cm">
          <text:p/>
        </draw:line>
        <draw:line draw:style-name="gr11" draw:text-style-name="P7" draw:layer="layout" svg:x1="14.622cm" svg:y1="14.673cm" svg:x2="14.622cm" svg:y2="13.212cm">
          <text:p/>
        </draw:line>
        <draw:line draw:style-name="gr11" draw:text-style-name="P7" draw:layer="layout" svg:x1="14.708cm" svg:y1="14.673cm" svg:x2="14.708cm" svg:y2="13.212cm">
          <text:p/>
        </draw:line>
        <draw:line draw:style-name="gr11" draw:text-style-name="P7" draw:layer="layout" svg:x1="14.508cm" svg:y1="14.673cm" svg:x2="14.508cm" svg:y2="13.212cm">
          <text:p/>
        </draw:line>
        <draw:line draw:style-name="gr11" draw:text-style-name="P7" draw:layer="layout" svg:x1="14.566cm" svg:y1="14.673cm" svg:x2="14.566cm" svg:y2="13.212cm">
          <text:p/>
        </draw:line>
        <draw:line draw:style-name="gr11" draw:text-style-name="P7" draw:layer="layout" svg:x1="14.564cm" svg:y1="14.673cm" svg:x2="14.564cm" svg:y2="13.212cm">
          <text:p/>
        </draw:line>
        <draw:line draw:style-name="gr13" draw:text-style-name="P7" draw:layer="layout" svg:x1="14.622cm" svg:y1="14.673cm" svg:x2="14.622cm" svg:y2="13.212cm">
          <text:p/>
        </draw:line>
        <draw:line draw:style-name="gr11" draw:text-style-name="P7" draw:layer="layout" svg:x1="13.173cm" svg:y1="14.673cm" svg:x2="13.173cm" svg:y2="13.212cm">
          <text:p/>
        </draw:line>
        <draw:line draw:style-name="gr11" draw:text-style-name="P7" draw:layer="layout" svg:x1="12.919cm" svg:y1="14.673cm" svg:x2="12.919cm" svg:y2="13.212cm">
          <text:p/>
        </draw:line>
        <draw:line draw:style-name="gr11" draw:text-style-name="P7" draw:layer="layout" svg:x1="13.119cm" svg:y1="14.673cm" svg:x2="13.119cm" svg:y2="13.212cm">
          <text:p/>
        </draw:line>
        <draw:line draw:style-name="gr11" draw:text-style-name="P7" draw:layer="layout" svg:x1="13.219cm" svg:y1="14.673cm" svg:x2="13.219cm" svg:y2="13.212cm">
          <text:p/>
        </draw:line>
        <draw:line draw:style-name="gr11" draw:text-style-name="P7" draw:layer="layout" svg:x1="12.977cm" svg:y1="14.672cm" svg:x2="12.977cm" svg:y2="13.211cm">
          <text:p/>
        </draw:line>
        <draw:line draw:style-name="gr11" draw:text-style-name="P7" draw:layer="layout" svg:x1="13.077cm" svg:y1="14.673cm" svg:x2="13.077cm" svg:y2="13.212cm">
          <text:p/>
        </draw:line>
        <draw:line draw:style-name="gr11" draw:text-style-name="P7" draw:layer="layout" svg:x1="12.875cm" svg:y1="14.673cm" svg:x2="12.875cm" svg:y2="13.212cm">
          <text:p/>
        </draw:line>
        <draw:line draw:style-name="gr11" draw:text-style-name="P7" draw:layer="layout" svg:x1="12.975cm" svg:y1="14.673cm" svg:x2="12.975cm" svg:y2="13.212cm">
          <text:p/>
        </draw:line>
        <draw:line draw:style-name="gr11" draw:text-style-name="P7" draw:layer="layout" svg:x1="13.175cm" svg:y1="14.673cm" svg:x2="13.175cm" svg:y2="13.212cm">
          <text:p/>
        </draw:line>
        <draw:line draw:style-name="gr11" draw:text-style-name="P7" draw:layer="layout" svg:x1="13.033cm" svg:y1="14.672cm" svg:x2="13.033cm" svg:y2="13.211cm">
          <text:p/>
        </draw:line>
        <draw:line draw:style-name="gr11" draw:text-style-name="P7" draw:layer="layout" svg:x1="13.133cm" svg:y1="14.673cm" svg:x2="13.133cm" svg:y2="13.212cm">
          <text:p/>
        </draw:line>
        <draw:line draw:style-name="gr11" draw:text-style-name="P7" draw:layer="layout" svg:x1="12.919cm" svg:y1="14.673cm" svg:x2="12.919cm" svg:y2="13.212cm">
          <text:p/>
        </draw:line>
        <draw:line draw:style-name="gr11" draw:text-style-name="P7" draw:layer="layout" svg:x1="13.119cm" svg:y1="14.673cm" svg:x2="13.119cm" svg:y2="13.212cm">
          <text:p/>
        </draw:line>
        <draw:line draw:style-name="gr11" draw:text-style-name="P7" draw:layer="layout" svg:x1="13.219cm" svg:y1="14.673cm" svg:x2="13.219cm" svg:y2="13.212cm">
          <text:p/>
        </draw:line>
        <draw:line draw:style-name="gr11" draw:text-style-name="P7" draw:layer="layout" svg:x1="12.977cm" svg:y1="14.672cm" svg:x2="12.977cm" svg:y2="13.211cm">
          <text:p/>
        </draw:line>
        <draw:line draw:style-name="gr11" draw:text-style-name="P7" draw:layer="layout" svg:x1="13.077cm" svg:y1="14.673cm" svg:x2="13.077cm" svg:y2="13.212cm">
          <text:p/>
        </draw:line>
        <draw:line draw:style-name="gr11" draw:text-style-name="P7" draw:layer="layout" svg:x1="12.875cm" svg:y1="14.673cm" svg:x2="12.875cm" svg:y2="13.212cm">
          <text:p/>
        </draw:line>
        <draw:line draw:style-name="gr14" draw:text-style-name="P7" draw:layer="layout" svg:x1="12.975cm" svg:y1="14.673cm" svg:x2="12.975cm" svg:y2="13.212cm">
          <text:p/>
        </draw:line>
        <draw:line draw:style-name="gr11" draw:text-style-name="P7" draw:layer="layout" svg:x1="13.175cm" svg:y1="14.673cm" svg:x2="13.175cm" svg:y2="13.212cm">
          <text:p/>
        </draw:line>
        <draw:line draw:style-name="gr11" draw:text-style-name="P7" draw:layer="layout" svg:x1="13.033cm" svg:y1="14.672cm" svg:x2="13.033cm" svg:y2="13.211cm">
          <text:p/>
        </draw:line>
        <draw:line draw:style-name="gr11" draw:text-style-name="P7" draw:layer="layout" svg:x1="13.133cm" svg:y1="14.673cm" svg:x2="13.133cm" svg:y2="13.212cm">
          <text:p/>
        </draw:line>
        <draw:line draw:style-name="gr11" draw:text-style-name="P7" draw:layer="layout" svg:x1="13.159cm" svg:y1="14.672cm" svg:x2="13.159cm" svg:y2="13.211cm">
          <text:p/>
        </draw:line>
        <draw:line draw:style-name="gr11" draw:text-style-name="P7" draw:layer="layout" svg:x1="13.217cm" svg:y1="14.673cm" svg:x2="13.217cm" svg:y2="13.212cm">
          <text:p/>
        </draw:line>
        <draw:line draw:style-name="gr11" draw:text-style-name="P7" draw:layer="layout" svg:x1="13.117cm" svg:y1="14.673cm" svg:x2="13.117cm" svg:y2="13.212cm">
          <text:p/>
        </draw:line>
        <draw:line draw:style-name="gr11" draw:text-style-name="P7" draw:layer="layout" svg:x1="13.215cm" svg:y1="14.672cm" svg:x2="13.215cm" svg:y2="13.211cm">
          <text:p/>
        </draw:line>
        <draw:line draw:style-name="gr11" draw:text-style-name="P7" draw:layer="layout" svg:x1="13.173cm" svg:y1="14.673cm" svg:x2="13.173cm" svg:y2="13.212cm">
          <text:p/>
        </draw:line>
        <draw:line draw:style-name="gr11" draw:text-style-name="P7" draw:layer="layout" svg:x1="13.159cm" svg:y1="14.672cm" svg:x2="13.159cm" svg:y2="13.211cm">
          <text:p/>
        </draw:line>
        <draw:line draw:style-name="gr11" draw:text-style-name="P7" draw:layer="layout" svg:x1="13.217cm" svg:y1="14.673cm" svg:x2="13.217cm" svg:y2="13.212cm">
          <text:p/>
        </draw:line>
        <draw:line draw:style-name="gr13" draw:text-style-name="P7" draw:layer="layout" svg:x1="13.117cm" svg:y1="14.673cm" svg:x2="13.117cm" svg:y2="13.212cm">
          <text:p/>
        </draw:line>
        <draw:line draw:style-name="gr11" draw:text-style-name="P7" draw:layer="layout" svg:x1="13.215cm" svg:y1="14.672cm" svg:x2="13.215cm" svg:y2="13.211cm">
          <text:p/>
        </draw:line>
        <draw:line draw:style-name="gr14" draw:text-style-name="P7" draw:layer="layout" svg:x1="13.173cm" svg:y1="14.673cm" svg:x2="13.173cm" svg:y2="13.212cm">
          <text:p/>
        </draw:line>
        <draw:line draw:style-name="gr11" draw:text-style-name="P7" draw:layer="layout" svg:x1="13.419cm" svg:y1="14.673cm" svg:x2="13.419cm" svg:y2="13.212cm">
          <text:p/>
        </draw:line>
        <draw:line draw:style-name="gr11" draw:text-style-name="P7" draw:layer="layout" svg:x1="13.619cm" svg:y1="14.673cm" svg:x2="13.619cm" svg:y2="13.212cm">
          <text:p/>
        </draw:line>
        <draw:line draw:style-name="gr11" draw:text-style-name="P7" draw:layer="layout" svg:x1="13.719cm" svg:y1="14.673cm" svg:x2="13.719cm" svg:y2="13.212cm">
          <text:p/>
        </draw:line>
        <draw:line draw:style-name="gr11" draw:text-style-name="P7" draw:layer="layout" svg:x1="13.477cm" svg:y1="14.672cm" svg:x2="13.477cm" svg:y2="13.211cm">
          <text:p/>
        </draw:line>
        <draw:line draw:style-name="gr11" draw:text-style-name="P7" draw:layer="layout" svg:x1="13.577cm" svg:y1="14.673cm" svg:x2="13.577cm" svg:y2="13.212cm">
          <text:p/>
        </draw:line>
        <draw:line draw:style-name="gr11" draw:text-style-name="P7" draw:layer="layout" svg:x1="13.375cm" svg:y1="14.673cm" svg:x2="13.375cm" svg:y2="13.212cm">
          <text:p/>
        </draw:line>
        <draw:line draw:style-name="gr11" draw:text-style-name="P7" draw:layer="layout" svg:x1="13.475cm" svg:y1="14.673cm" svg:x2="13.475cm" svg:y2="13.212cm">
          <text:p/>
        </draw:line>
        <draw:line draw:style-name="gr11" draw:text-style-name="P7" draw:layer="layout" svg:x1="13.675cm" svg:y1="14.673cm" svg:x2="13.675cm" svg:y2="13.212cm">
          <text:p/>
        </draw:line>
        <draw:line draw:style-name="gr11" draw:text-style-name="P7" draw:layer="layout" svg:x1="13.533cm" svg:y1="14.672cm" svg:x2="13.533cm" svg:y2="13.211cm">
          <text:p/>
        </draw:line>
        <draw:line draw:style-name="gr11" draw:text-style-name="P7" draw:layer="layout" svg:x1="13.633cm" svg:y1="14.673cm" svg:x2="13.633cm" svg:y2="13.212cm">
          <text:p/>
        </draw:line>
        <draw:line draw:style-name="gr11" draw:text-style-name="P7" draw:layer="layout" svg:x1="13.419cm" svg:y1="14.673cm" svg:x2="13.419cm" svg:y2="13.212cm">
          <text:p/>
        </draw:line>
        <draw:line draw:style-name="gr11" draw:text-style-name="P7" draw:layer="layout" svg:x1="13.619cm" svg:y1="14.673cm" svg:x2="13.619cm" svg:y2="13.212cm">
          <text:p/>
        </draw:line>
        <draw:line draw:style-name="gr11" draw:text-style-name="P7" draw:layer="layout" svg:x1="13.719cm" svg:y1="14.673cm" svg:x2="13.719cm" svg:y2="13.212cm">
          <text:p/>
        </draw:line>
        <draw:line draw:style-name="gr11" draw:text-style-name="P7" draw:layer="layout" svg:x1="13.477cm" svg:y1="14.672cm" svg:x2="13.477cm" svg:y2="13.211cm">
          <text:p/>
        </draw:line>
        <draw:line draw:style-name="gr11" draw:text-style-name="P7" draw:layer="layout" svg:x1="13.577cm" svg:y1="14.673cm" svg:x2="13.577cm" svg:y2="13.212cm">
          <text:p/>
        </draw:line>
        <draw:line draw:style-name="gr11" draw:text-style-name="P7" draw:layer="layout" svg:x1="13.375cm" svg:y1="14.673cm" svg:x2="13.375cm" svg:y2="13.212cm">
          <text:p/>
        </draw:line>
        <draw:line draw:style-name="gr11" draw:text-style-name="P7" draw:layer="layout" svg:x1="13.475cm" svg:y1="14.673cm" svg:x2="13.475cm" svg:y2="13.212cm">
          <text:p/>
        </draw:line>
        <draw:line draw:style-name="gr11" draw:text-style-name="P7" draw:layer="layout" svg:x1="13.675cm" svg:y1="14.673cm" svg:x2="13.675cm" svg:y2="13.212cm">
          <text:p/>
        </draw:line>
        <draw:line draw:style-name="gr11" draw:text-style-name="P7" draw:layer="layout" svg:x1="13.533cm" svg:y1="14.672cm" svg:x2="13.533cm" svg:y2="13.211cm">
          <text:p/>
        </draw:line>
        <draw:line draw:style-name="gr11" draw:text-style-name="P7" draw:layer="layout" svg:x1="13.633cm" svg:y1="14.673cm" svg:x2="13.633cm" svg:y2="13.212cm">
          <text:p/>
        </draw:line>
        <draw:line draw:style-name="gr11" draw:text-style-name="P7" draw:layer="layout" svg:x1="13.659cm" svg:y1="14.672cm" svg:x2="13.659cm" svg:y2="13.211cm">
          <text:p/>
        </draw:line>
        <draw:line draw:style-name="gr11" draw:text-style-name="P7" draw:layer="layout" svg:x1="13.717cm" svg:y1="14.673cm" svg:x2="13.717cm" svg:y2="13.212cm">
          <text:p/>
        </draw:line>
        <draw:line draw:style-name="gr11" draw:text-style-name="P7" draw:layer="layout" svg:x1="13.617cm" svg:y1="14.673cm" svg:x2="13.617cm" svg:y2="13.212cm">
          <text:p/>
        </draw:line>
        <draw:line draw:style-name="gr11" draw:text-style-name="P7" draw:layer="layout" svg:x1="13.715cm" svg:y1="14.672cm" svg:x2="13.715cm" svg:y2="13.211cm">
          <text:p/>
        </draw:line>
        <draw:line draw:style-name="gr11" draw:text-style-name="P7" draw:layer="layout" svg:x1="13.673cm" svg:y1="14.673cm" svg:x2="13.673cm" svg:y2="13.212cm">
          <text:p/>
        </draw:line>
        <draw:line draw:style-name="gr11" draw:text-style-name="P7" draw:layer="layout" svg:x1="13.659cm" svg:y1="14.672cm" svg:x2="13.659cm" svg:y2="13.211cm">
          <text:p/>
        </draw:line>
        <draw:line draw:style-name="gr11" draw:text-style-name="P7" draw:layer="layout" svg:x1="13.717cm" svg:y1="14.673cm" svg:x2="13.717cm" svg:y2="13.212cm">
          <text:p/>
        </draw:line>
        <draw:line draw:style-name="gr14" draw:text-style-name="P7" draw:layer="layout" svg:x1="13.617cm" svg:y1="14.673cm" svg:x2="13.617cm" svg:y2="13.212cm">
          <text:p/>
        </draw:line>
        <draw:line draw:style-name="gr11" draw:text-style-name="P7" draw:layer="layout" svg:x1="13.715cm" svg:y1="14.672cm" svg:x2="13.715cm" svg:y2="13.211cm">
          <text:p/>
        </draw:line>
        <draw:line draw:style-name="gr11" draw:text-style-name="P7" draw:layer="layout" svg:x1="13.673cm" svg:y1="14.673cm" svg:x2="13.673cm" svg:y2="13.212cm">
          <text:p/>
        </draw:line>
        <draw:line draw:style-name="gr11" draw:text-style-name="P7" draw:layer="layout" svg:x1="14.219cm" svg:y1="14.673cm" svg:x2="14.219cm" svg:y2="13.212cm">
          <text:p/>
        </draw:line>
        <draw:line draw:style-name="gr11" draw:text-style-name="P7" draw:layer="layout" svg:x1="14.419cm" svg:y1="14.673cm" svg:x2="14.419cm" svg:y2="13.212cm">
          <text:p/>
        </draw:line>
        <draw:line draw:style-name="gr11" draw:text-style-name="P7" draw:layer="layout" svg:x1="14.519cm" svg:y1="14.673cm" svg:x2="14.519cm" svg:y2="13.212cm">
          <text:p/>
        </draw:line>
        <draw:line draw:style-name="gr11" draw:text-style-name="P7" draw:layer="layout" svg:x1="14.277cm" svg:y1="14.672cm" svg:x2="14.277cm" svg:y2="13.211cm">
          <text:p/>
        </draw:line>
        <draw:line draw:style-name="gr11" draw:text-style-name="P7" draw:layer="layout" svg:x1="14.377cm" svg:y1="14.673cm" svg:x2="14.377cm" svg:y2="13.212cm">
          <text:p/>
        </draw:line>
        <draw:line draw:style-name="gr11" draw:text-style-name="P7" draw:layer="layout" svg:x1="14.175cm" svg:y1="14.673cm" svg:x2="14.175cm" svg:y2="13.212cm">
          <text:p/>
        </draw:line>
        <draw:line draw:style-name="gr11" draw:text-style-name="P7" draw:layer="layout" svg:x1="14.275cm" svg:y1="14.673cm" svg:x2="14.275cm" svg:y2="13.212cm">
          <text:p/>
        </draw:line>
        <draw:line draw:style-name="gr11" draw:text-style-name="P7" draw:layer="layout" svg:x1="14.475cm" svg:y1="14.673cm" svg:x2="14.475cm" svg:y2="13.212cm">
          <text:p/>
        </draw:line>
        <draw:line draw:style-name="gr11" draw:text-style-name="P7" draw:layer="layout" svg:x1="14.333cm" svg:y1="14.672cm" svg:x2="14.333cm" svg:y2="13.211cm">
          <text:p/>
        </draw:line>
        <draw:line draw:style-name="gr11" draw:text-style-name="P7" draw:layer="layout" svg:x1="14.433cm" svg:y1="14.673cm" svg:x2="14.433cm" svg:y2="13.212cm">
          <text:p/>
        </draw:line>
        <draw:line draw:style-name="gr11" draw:text-style-name="P7" draw:layer="layout" svg:x1="14.219cm" svg:y1="14.673cm" svg:x2="14.219cm" svg:y2="13.212cm">
          <text:p/>
        </draw:line>
        <draw:line draw:style-name="gr11" draw:text-style-name="P7" draw:layer="layout" svg:x1="14.419cm" svg:y1="14.673cm" svg:x2="14.419cm" svg:y2="13.212cm">
          <text:p/>
        </draw:line>
        <draw:line draw:style-name="gr11" draw:text-style-name="P7" draw:layer="layout" svg:x1="14.519cm" svg:y1="14.673cm" svg:x2="14.519cm" svg:y2="13.212cm">
          <text:p/>
        </draw:line>
        <draw:line draw:style-name="gr11" draw:text-style-name="P7" draw:layer="layout" svg:x1="14.277cm" svg:y1="14.672cm" svg:x2="14.277cm" svg:y2="13.211cm">
          <text:p/>
        </draw:line>
        <draw:line draw:style-name="gr11" draw:text-style-name="P7" draw:layer="layout" svg:x1="14.377cm" svg:y1="14.673cm" svg:x2="14.377cm" svg:y2="13.212cm">
          <text:p/>
        </draw:line>
        <draw:line draw:style-name="gr15" draw:text-style-name="P7" draw:layer="layout" svg:x1="14.175cm" svg:y1="14.673cm" svg:x2="14.175cm" svg:y2="13.212cm">
          <text:p/>
        </draw:line>
        <draw:line draw:style-name="gr11" draw:text-style-name="P7" draw:layer="layout" svg:x1="14.275cm" svg:y1="14.673cm" svg:x2="14.275cm" svg:y2="13.212cm">
          <text:p/>
        </draw:line>
        <draw:line draw:style-name="gr11" draw:text-style-name="P7" draw:layer="layout" svg:x1="14.475cm" svg:y1="14.673cm" svg:x2="14.475cm" svg:y2="13.212cm">
          <text:p/>
        </draw:line>
        <draw:line draw:style-name="gr11" draw:text-style-name="P7" draw:layer="layout" svg:x1="14.333cm" svg:y1="14.672cm" svg:x2="14.333cm" svg:y2="13.211cm">
          <text:p/>
        </draw:line>
        <draw:line draw:style-name="gr11" draw:text-style-name="P7" draw:layer="layout" svg:x1="14.433cm" svg:y1="14.673cm" svg:x2="14.433cm" svg:y2="13.212cm">
          <text:p/>
        </draw:line>
        <draw:line draw:style-name="gr11" draw:text-style-name="P7" draw:layer="layout" svg:x1="14.459cm" svg:y1="14.672cm" svg:x2="14.459cm" svg:y2="13.211cm">
          <text:p/>
        </draw:line>
        <draw:line draw:style-name="gr11" draw:text-style-name="P7" draw:layer="layout" svg:x1="14.517cm" svg:y1="14.673cm" svg:x2="14.517cm" svg:y2="13.212cm">
          <text:p/>
        </draw:line>
        <draw:line draw:style-name="gr11" draw:text-style-name="P7" draw:layer="layout" svg:x1="14.417cm" svg:y1="14.673cm" svg:x2="14.417cm" svg:y2="13.212cm">
          <text:p/>
        </draw:line>
        <draw:line draw:style-name="gr11" draw:text-style-name="P7" draw:layer="layout" svg:x1="14.515cm" svg:y1="14.672cm" svg:x2="14.515cm" svg:y2="13.211cm">
          <text:p/>
        </draw:line>
        <draw:line draw:style-name="gr11" draw:text-style-name="P7" draw:layer="layout" svg:x1="14.473cm" svg:y1="14.673cm" svg:x2="14.473cm" svg:y2="13.212cm">
          <text:p/>
        </draw:line>
        <draw:line draw:style-name="gr11" draw:text-style-name="P7" draw:layer="layout" svg:x1="14.459cm" svg:y1="14.672cm" svg:x2="14.459cm" svg:y2="13.211cm">
          <text:p/>
        </draw:line>
        <draw:line draw:style-name="gr11" draw:text-style-name="P7" draw:layer="layout" svg:x1="14.517cm" svg:y1="14.673cm" svg:x2="14.517cm" svg:y2="13.212cm">
          <text:p/>
        </draw:line>
        <draw:line draw:style-name="gr11" draw:text-style-name="P7" draw:layer="layout" svg:x1="14.417cm" svg:y1="14.673cm" svg:x2="14.417cm" svg:y2="13.212cm">
          <text:p/>
        </draw:line>
        <draw:line draw:style-name="gr13" draw:text-style-name="P7" draw:layer="layout" svg:x1="14.515cm" svg:y1="14.672cm" svg:x2="14.515cm" svg:y2="13.211cm">
          <text:p/>
        </draw:line>
        <draw:line draw:style-name="gr14" draw:text-style-name="P7" draw:layer="layout" svg:x1="14.473cm" svg:y1="14.673cm" svg:x2="14.473cm" svg:y2="13.212cm">
          <text:p/>
        </draw:line>
        <draw:line draw:style-name="gr11" draw:text-style-name="P7" draw:layer="layout" svg:x1="14.819cm" svg:y1="14.673cm" svg:x2="14.819cm" svg:y2="13.212cm">
          <text:p/>
        </draw:line>
        <draw:line draw:style-name="gr11" draw:text-style-name="P7" draw:layer="layout" svg:x1="15.019cm" svg:y1="14.673cm" svg:x2="15.019cm" svg:y2="13.212cm">
          <text:p/>
        </draw:line>
        <draw:line draw:style-name="gr11" draw:text-style-name="P7" draw:layer="layout" svg:x1="15.119cm" svg:y1="14.673cm" svg:x2="15.119cm" svg:y2="13.212cm">
          <text:p/>
        </draw:line>
        <draw:line draw:style-name="gr11" draw:text-style-name="P7" draw:layer="layout" svg:x1="14.877cm" svg:y1="14.672cm" svg:x2="14.877cm" svg:y2="13.211cm">
          <text:p/>
        </draw:line>
        <draw:line draw:style-name="gr11" draw:text-style-name="P7" draw:layer="layout" svg:x1="14.977cm" svg:y1="14.673cm" svg:x2="14.977cm" svg:y2="13.212cm">
          <text:p/>
        </draw:line>
        <draw:line draw:style-name="gr11" draw:text-style-name="P7" draw:layer="layout" svg:x1="14.775cm" svg:y1="14.673cm" svg:x2="14.775cm" svg:y2="13.212cm">
          <text:p/>
        </draw:line>
        <draw:line draw:style-name="gr11" draw:text-style-name="P7" draw:layer="layout" svg:x1="14.875cm" svg:y1="14.673cm" svg:x2="14.875cm" svg:y2="13.212cm">
          <text:p/>
        </draw:line>
        <draw:line draw:style-name="gr11" draw:text-style-name="P7" draw:layer="layout" svg:x1="15.075cm" svg:y1="14.673cm" svg:x2="15.075cm" svg:y2="13.212cm">
          <text:p/>
        </draw:line>
        <draw:line draw:style-name="gr11" draw:text-style-name="P7" draw:layer="layout" svg:x1="14.933cm" svg:y1="14.672cm" svg:x2="14.933cm" svg:y2="13.211cm">
          <text:p/>
        </draw:line>
        <draw:line draw:style-name="gr11" draw:text-style-name="P7" draw:layer="layout" svg:x1="15.033cm" svg:y1="14.673cm" svg:x2="15.033cm" svg:y2="13.212cm">
          <text:p/>
        </draw:line>
        <draw:line draw:style-name="gr11" draw:text-style-name="P7" draw:layer="layout" svg:x1="14.819cm" svg:y1="14.673cm" svg:x2="14.819cm" svg:y2="13.212cm">
          <text:p/>
        </draw:line>
        <draw:line draw:style-name="gr11" draw:text-style-name="P7" draw:layer="layout" svg:x1="15.019cm" svg:y1="14.673cm" svg:x2="15.019cm" svg:y2="13.212cm">
          <text:p/>
        </draw:line>
        <draw:line draw:style-name="gr11" draw:text-style-name="P7" draw:layer="layout" svg:x1="15.119cm" svg:y1="14.673cm" svg:x2="15.119cm" svg:y2="13.212cm">
          <text:p/>
        </draw:line>
        <draw:line draw:style-name="gr11" draw:text-style-name="P7" draw:layer="layout" svg:x1="14.877cm" svg:y1="14.672cm" svg:x2="14.877cm" svg:y2="13.211cm">
          <text:p/>
        </draw:line>
        <draw:line draw:style-name="gr11" draw:text-style-name="P7" draw:layer="layout" svg:x1="14.977cm" svg:y1="14.673cm" svg:x2="14.977cm" svg:y2="13.212cm">
          <text:p/>
        </draw:line>
        <draw:line draw:style-name="gr11" draw:text-style-name="P7" draw:layer="layout" svg:x1="14.775cm" svg:y1="14.673cm" svg:x2="14.775cm" svg:y2="13.212cm">
          <text:p/>
        </draw:line>
        <draw:line draw:style-name="gr11" draw:text-style-name="P7" draw:layer="layout" svg:x1="14.875cm" svg:y1="14.673cm" svg:x2="14.875cm" svg:y2="13.212cm">
          <text:p/>
        </draw:line>
        <draw:line draw:style-name="gr11" draw:text-style-name="P7" draw:layer="layout" svg:x1="15.075cm" svg:y1="14.673cm" svg:x2="15.075cm" svg:y2="13.212cm">
          <text:p/>
        </draw:line>
        <draw:line draw:style-name="gr11" draw:text-style-name="P7" draw:layer="layout" svg:x1="14.933cm" svg:y1="14.672cm" svg:x2="14.933cm" svg:y2="13.211cm">
          <text:p/>
        </draw:line>
        <draw:line draw:style-name="gr11" draw:text-style-name="P7" draw:layer="layout" svg:x1="15.033cm" svg:y1="14.673cm" svg:x2="15.033cm" svg:y2="13.212cm">
          <text:p/>
        </draw:line>
        <draw:line draw:style-name="gr11" draw:text-style-name="P7" draw:layer="layout" svg:x1="15.059cm" svg:y1="14.672cm" svg:x2="15.059cm" svg:y2="13.211cm">
          <text:p/>
        </draw:line>
        <draw:line draw:style-name="gr11" draw:text-style-name="P7" draw:layer="layout" svg:x1="15.117cm" svg:y1="14.673cm" svg:x2="15.117cm" svg:y2="13.212cm">
          <text:p/>
        </draw:line>
        <draw:line draw:style-name="gr11" draw:text-style-name="P7" draw:layer="layout" svg:x1="15.017cm" svg:y1="14.673cm" svg:x2="15.017cm" svg:y2="13.212cm">
          <text:p/>
        </draw:line>
        <draw:line draw:style-name="gr11" draw:text-style-name="P7" draw:layer="layout" svg:x1="15.115cm" svg:y1="14.672cm" svg:x2="15.115cm" svg:y2="13.211cm">
          <text:p/>
        </draw:line>
        <draw:line draw:style-name="gr11" draw:text-style-name="P7" draw:layer="layout" svg:x1="15.073cm" svg:y1="14.673cm" svg:x2="15.073cm" svg:y2="13.212cm">
          <text:p/>
        </draw:line>
        <draw:line draw:style-name="gr11" draw:text-style-name="P7" draw:layer="layout" svg:x1="15.059cm" svg:y1="14.672cm" svg:x2="15.059cm" svg:y2="13.211cm">
          <text:p/>
        </draw:line>
        <draw:line draw:style-name="gr11" draw:text-style-name="P7" draw:layer="layout" svg:x1="15.117cm" svg:y1="14.673cm" svg:x2="15.117cm" svg:y2="13.212cm">
          <text:p/>
        </draw:line>
        <draw:line draw:style-name="gr16" draw:text-style-name="P7" draw:layer="layout" svg:x1="15.017cm" svg:y1="14.673cm" svg:x2="15.017cm" svg:y2="13.212cm">
          <text:p/>
        </draw:line>
        <draw:line draw:style-name="gr11" draw:text-style-name="P7" draw:layer="layout" svg:x1="15.115cm" svg:y1="14.672cm" svg:x2="15.115cm" svg:y2="13.211cm">
          <text:p/>
        </draw:line>
        <draw:line draw:style-name="gr11" draw:text-style-name="P7" draw:layer="layout" svg:x1="15.073cm" svg:y1="14.673cm" svg:x2="15.073cm" svg:y2="13.212cm">
          <text:p/>
        </draw:line>
        <draw:line draw:style-name="gr11" draw:text-style-name="P7" draw:layer="layout" svg:x1="15.219cm" svg:y1="14.673cm" svg:x2="15.219cm" svg:y2="13.212cm">
          <text:p/>
        </draw:line>
        <draw:line draw:style-name="gr11" draw:text-style-name="P7" draw:layer="layout" svg:x1="15.419cm" svg:y1="14.673cm" svg:x2="15.419cm" svg:y2="13.212cm">
          <text:p/>
        </draw:line>
        <draw:line draw:style-name="gr11" draw:text-style-name="P7" draw:layer="layout" svg:x1="15.519cm" svg:y1="14.673cm" svg:x2="15.519cm" svg:y2="13.212cm">
          <text:p/>
        </draw:line>
        <draw:line draw:style-name="gr11" draw:text-style-name="P7" draw:layer="layout" svg:x1="15.277cm" svg:y1="14.672cm" svg:x2="15.277cm" svg:y2="13.211cm">
          <text:p/>
        </draw:line>
        <draw:line draw:style-name="gr11" draw:text-style-name="P7" draw:layer="layout" svg:x1="15.377cm" svg:y1="14.673cm" svg:x2="15.377cm" svg:y2="13.212cm">
          <text:p/>
        </draw:line>
        <draw:line draw:style-name="gr11" draw:text-style-name="P7" draw:layer="layout" svg:x1="15.175cm" svg:y1="14.673cm" svg:x2="15.175cm" svg:y2="13.212cm">
          <text:p/>
        </draw:line>
        <draw:line draw:style-name="gr11" draw:text-style-name="P7" draw:layer="layout" svg:x1="15.275cm" svg:y1="14.673cm" svg:x2="15.275cm" svg:y2="13.212cm">
          <text:p/>
        </draw:line>
        <draw:line draw:style-name="gr11" draw:text-style-name="P7" draw:layer="layout" svg:x1="15.475cm" svg:y1="14.673cm" svg:x2="15.475cm" svg:y2="13.212cm">
          <text:p/>
        </draw:line>
        <draw:line draw:style-name="gr11" draw:text-style-name="P7" draw:layer="layout" svg:x1="15.333cm" svg:y1="14.672cm" svg:x2="15.333cm" svg:y2="13.211cm">
          <text:p/>
        </draw:line>
        <draw:line draw:style-name="gr11" draw:text-style-name="P7" draw:layer="layout" svg:x1="15.433cm" svg:y1="14.673cm" svg:x2="15.433cm" svg:y2="13.212cm">
          <text:p/>
        </draw:line>
        <draw:line draw:style-name="gr11" draw:text-style-name="P7" draw:layer="layout" svg:x1="15.219cm" svg:y1="14.673cm" svg:x2="15.219cm" svg:y2="13.212cm">
          <text:p/>
        </draw:line>
        <draw:line draw:style-name="gr11" draw:text-style-name="P7" draw:layer="layout" svg:x1="15.419cm" svg:y1="14.673cm" svg:x2="15.419cm" svg:y2="13.212cm">
          <text:p/>
        </draw:line>
        <draw:line draw:style-name="gr11" draw:text-style-name="P7" draw:layer="layout" svg:x1="15.519cm" svg:y1="14.673cm" svg:x2="15.519cm" svg:y2="13.212cm">
          <text:p/>
        </draw:line>
        <draw:line draw:style-name="gr11" draw:text-style-name="P7" draw:layer="layout" svg:x1="15.277cm" svg:y1="14.672cm" svg:x2="15.277cm" svg:y2="13.211cm">
          <text:p/>
        </draw:line>
        <draw:line draw:style-name="gr11" draw:text-style-name="P7" draw:layer="layout" svg:x1="15.377cm" svg:y1="14.673cm" svg:x2="15.377cm" svg:y2="13.212cm">
          <text:p/>
        </draw:line>
        <draw:line draw:style-name="gr11" draw:text-style-name="P7" draw:layer="layout" svg:x1="15.175cm" svg:y1="14.673cm" svg:x2="15.175cm" svg:y2="13.212cm">
          <text:p/>
        </draw:line>
        <draw:line draw:style-name="gr11" draw:text-style-name="P7" draw:layer="layout" svg:x1="15.275cm" svg:y1="14.673cm" svg:x2="15.275cm" svg:y2="13.212cm">
          <text:p/>
        </draw:line>
        <draw:line draw:style-name="gr11" draw:text-style-name="P7" draw:layer="layout" svg:x1="15.475cm" svg:y1="14.673cm" svg:x2="15.475cm" svg:y2="13.212cm">
          <text:p/>
        </draw:line>
        <draw:line draw:style-name="gr11" draw:text-style-name="P7" draw:layer="layout" svg:x1="15.333cm" svg:y1="14.672cm" svg:x2="15.333cm" svg:y2="13.211cm">
          <text:p/>
        </draw:line>
        <draw:line draw:style-name="gr11" draw:text-style-name="P7" draw:layer="layout" svg:x1="15.433cm" svg:y1="14.673cm" svg:x2="15.433cm" svg:y2="13.212cm">
          <text:p/>
        </draw:line>
        <draw:line draw:style-name="gr11" draw:text-style-name="P7" draw:layer="layout" svg:x1="15.459cm" svg:y1="14.672cm" svg:x2="15.459cm" svg:y2="13.211cm">
          <text:p/>
        </draw:line>
        <draw:line draw:style-name="gr11" draw:text-style-name="P7" draw:layer="layout" svg:x1="15.517cm" svg:y1="14.673cm" svg:x2="15.517cm" svg:y2="13.212cm">
          <text:p/>
        </draw:line>
        <draw:line draw:style-name="gr11" draw:text-style-name="P7" draw:layer="layout" svg:x1="15.417cm" svg:y1="14.673cm" svg:x2="15.417cm" svg:y2="13.212cm">
          <text:p/>
        </draw:line>
        <draw:line draw:style-name="gr11" draw:text-style-name="P7" draw:layer="layout" svg:x1="15.515cm" svg:y1="14.672cm" svg:x2="15.515cm" svg:y2="13.211cm">
          <text:p/>
        </draw:line>
        <draw:line draw:style-name="gr11" draw:text-style-name="P7" draw:layer="layout" svg:x1="15.473cm" svg:y1="14.673cm" svg:x2="15.473cm" svg:y2="13.212cm">
          <text:p/>
        </draw:line>
        <draw:line draw:style-name="gr11" draw:text-style-name="P7" draw:layer="layout" svg:x1="15.459cm" svg:y1="14.672cm" svg:x2="15.459cm" svg:y2="13.211cm">
          <text:p/>
        </draw:line>
        <draw:line draw:style-name="gr11" draw:text-style-name="P7" draw:layer="layout" svg:x1="15.517cm" svg:y1="14.673cm" svg:x2="15.517cm" svg:y2="13.212cm">
          <text:p/>
        </draw:line>
        <draw:line draw:style-name="gr11" draw:text-style-name="P7" draw:layer="layout" svg:x1="15.417cm" svg:y1="14.673cm" svg:x2="15.417cm" svg:y2="13.212cm">
          <text:p/>
        </draw:line>
        <draw:line draw:style-name="gr11" draw:text-style-name="P7" draw:layer="layout" svg:x1="15.515cm" svg:y1="14.672cm" svg:x2="15.515cm" svg:y2="13.211cm">
          <text:p/>
        </draw:line>
        <draw:line draw:style-name="gr17" draw:text-style-name="P7" draw:layer="layout" svg:x1="15.473cm" svg:y1="14.673cm" svg:x2="15.473cm" svg:y2="13.212cm">
          <text:p/>
        </draw:line>
        <draw:line draw:style-name="gr11" draw:text-style-name="P7" draw:layer="layout" svg:x1="12.519cm" svg:y1="14.673cm" svg:x2="12.519cm" svg:y2="13.212cm">
          <text:p/>
        </draw:line>
        <draw:line draw:style-name="gr11" draw:text-style-name="P7" draw:layer="layout" svg:x1="12.719cm" svg:y1="14.673cm" svg:x2="12.719cm" svg:y2="13.212cm">
          <text:p/>
        </draw:line>
        <draw:line draw:style-name="gr11" draw:text-style-name="P7" draw:layer="layout" svg:x1="12.819cm" svg:y1="14.673cm" svg:x2="12.819cm" svg:y2="13.212cm">
          <text:p/>
        </draw:line>
        <draw:line draw:style-name="gr11" draw:text-style-name="P7" draw:layer="layout" svg:x1="12.577cm" svg:y1="14.672cm" svg:x2="12.577cm" svg:y2="13.211cm">
          <text:p/>
        </draw:line>
        <draw:line draw:style-name="gr11" draw:text-style-name="P7" draw:layer="layout" svg:x1="12.677cm" svg:y1="14.673cm" svg:x2="12.677cm" svg:y2="13.212cm">
          <text:p/>
        </draw:line>
        <draw:line draw:style-name="gr11" draw:text-style-name="P7" draw:layer="layout" svg:x1="12.475cm" svg:y1="14.673cm" svg:x2="12.475cm" svg:y2="13.212cm">
          <text:p/>
        </draw:line>
        <draw:line draw:style-name="gr11" draw:text-style-name="P7" draw:layer="layout" svg:x1="12.575cm" svg:y1="14.673cm" svg:x2="12.575cm" svg:y2="13.212cm">
          <text:p/>
        </draw:line>
        <draw:line draw:style-name="gr11" draw:text-style-name="P7" draw:layer="layout" svg:x1="12.775cm" svg:y1="14.673cm" svg:x2="12.775cm" svg:y2="13.212cm">
          <text:p/>
        </draw:line>
        <draw:line draw:style-name="gr11" draw:text-style-name="P7" draw:layer="layout" svg:x1="12.633cm" svg:y1="14.672cm" svg:x2="12.633cm" svg:y2="13.211cm">
          <text:p/>
        </draw:line>
        <draw:line draw:style-name="gr11" draw:text-style-name="P7" draw:layer="layout" svg:x1="12.733cm" svg:y1="14.673cm" svg:x2="12.733cm" svg:y2="13.212cm">
          <text:p/>
        </draw:line>
        <draw:line draw:style-name="gr11" draw:text-style-name="P7" draw:layer="layout" svg:x1="12.519cm" svg:y1="14.673cm" svg:x2="12.519cm" svg:y2="13.212cm">
          <text:p/>
        </draw:line>
        <draw:line draw:style-name="gr11" draw:text-style-name="P7" draw:layer="layout" svg:x1="12.719cm" svg:y1="14.673cm" svg:x2="12.719cm" svg:y2="13.212cm">
          <text:p/>
        </draw:line>
        <draw:line draw:style-name="gr11" draw:text-style-name="P7" draw:layer="layout" svg:x1="12.819cm" svg:y1="14.673cm" svg:x2="12.819cm" svg:y2="13.212cm">
          <text:p/>
        </draw:line>
        <draw:line draw:style-name="gr11" draw:text-style-name="P7" draw:layer="layout" svg:x1="12.577cm" svg:y1="14.672cm" svg:x2="12.577cm" svg:y2="13.211cm">
          <text:p/>
        </draw:line>
        <draw:line draw:style-name="gr11" draw:text-style-name="P7" draw:layer="layout" svg:x1="12.677cm" svg:y1="14.673cm" svg:x2="12.677cm" svg:y2="13.212cm">
          <text:p/>
        </draw:line>
        <draw:line draw:style-name="gr14" draw:text-style-name="P7" draw:layer="layout" svg:x1="12.475cm" svg:y1="14.673cm" svg:x2="12.475cm" svg:y2="13.212cm">
          <text:p/>
        </draw:line>
        <draw:line draw:style-name="gr11" draw:text-style-name="P7" draw:layer="layout" svg:x1="12.575cm" svg:y1="14.673cm" svg:x2="12.575cm" svg:y2="13.212cm">
          <text:p/>
        </draw:line>
        <draw:line draw:style-name="gr11" draw:text-style-name="P7" draw:layer="layout" svg:x1="12.775cm" svg:y1="14.673cm" svg:x2="12.775cm" svg:y2="13.212cm">
          <text:p/>
        </draw:line>
        <draw:line draw:style-name="gr11" draw:text-style-name="P7" draw:layer="layout" svg:x1="12.633cm" svg:y1="14.672cm" svg:x2="12.633cm" svg:y2="13.211cm">
          <text:p/>
        </draw:line>
        <draw:line draw:style-name="gr11" draw:text-style-name="P7" draw:layer="layout" svg:x1="12.733cm" svg:y1="14.673cm" svg:x2="12.733cm" svg:y2="13.212cm">
          <text:p/>
        </draw:line>
        <draw:line draw:style-name="gr11" draw:text-style-name="P7" draw:layer="layout" svg:x1="12.759cm" svg:y1="14.672cm" svg:x2="12.759cm" svg:y2="13.211cm">
          <text:p/>
        </draw:line>
        <draw:line draw:style-name="gr11" draw:text-style-name="P7" draw:layer="layout" svg:x1="12.817cm" svg:y1="14.673cm" svg:x2="12.817cm" svg:y2="13.212cm">
          <text:p/>
        </draw:line>
        <draw:line draw:style-name="gr11" draw:text-style-name="P7" draw:layer="layout" svg:x1="12.717cm" svg:y1="14.673cm" svg:x2="12.717cm" svg:y2="13.212cm">
          <text:p/>
        </draw:line>
        <draw:line draw:style-name="gr11" draw:text-style-name="P7" draw:layer="layout" svg:x1="12.815cm" svg:y1="14.672cm" svg:x2="12.815cm" svg:y2="13.211cm">
          <text:p/>
        </draw:line>
        <draw:line draw:style-name="gr11" draw:text-style-name="P7" draw:layer="layout" svg:x1="12.773cm" svg:y1="14.673cm" svg:x2="12.773cm" svg:y2="13.212cm">
          <text:p/>
        </draw:line>
        <draw:line draw:style-name="gr11" draw:text-style-name="P7" draw:layer="layout" svg:x1="12.759cm" svg:y1="14.672cm" svg:x2="12.759cm" svg:y2="13.211cm">
          <text:p/>
        </draw:line>
        <draw:line draw:style-name="gr11" draw:text-style-name="P7" draw:layer="layout" svg:x1="12.817cm" svg:y1="14.673cm" svg:x2="12.817cm" svg:y2="13.212cm">
          <text:p/>
        </draw:line>
        <draw:line draw:style-name="gr11" draw:text-style-name="P7" draw:layer="layout" svg:x1="12.717cm" svg:y1="14.673cm" svg:x2="12.717cm" svg:y2="13.212cm">
          <text:p/>
        </draw:line>
        <draw:line draw:style-name="gr11" draw:text-style-name="P7" draw:layer="layout" svg:x1="12.815cm" svg:y1="14.672cm" svg:x2="12.815cm" svg:y2="13.211cm">
          <text:p/>
        </draw:line>
        <draw:line draw:style-name="gr18" draw:text-style-name="P7" draw:layer="layout" svg:x1="12.773cm" svg:y1="14.673cm" svg:x2="12.773cm" svg:y2="13.212cm">
          <text:p/>
        </draw:line>
        <draw:line draw:style-name="gr11" draw:text-style-name="P7" draw:layer="layout" svg:x1="13.592cm" svg:y1="14.673cm" svg:x2="13.592cm" svg:y2="13.212cm">
          <text:p/>
        </draw:line>
        <draw:line draw:style-name="gr11" draw:text-style-name="P7" draw:layer="layout" svg:x1="13.65cm" svg:y1="14.673cm" svg:x2="13.65cm" svg:y2="13.212cm">
          <text:p/>
        </draw:line>
        <draw:line draw:style-name="gr11" draw:text-style-name="P7" draw:layer="layout" svg:x1="13.548cm" svg:y1="14.673cm" svg:x2="13.548cm" svg:y2="13.212cm">
          <text:p/>
        </draw:line>
        <draw:line draw:style-name="gr11" draw:text-style-name="P7" draw:layer="layout" svg:x1="13.648cm" svg:y1="14.673cm" svg:x2="13.648cm" svg:y2="13.212cm">
          <text:p/>
        </draw:line>
        <draw:line draw:style-name="gr11" draw:text-style-name="P7" draw:layer="layout" svg:x1="13.706cm" svg:y1="14.673cm" svg:x2="13.706cm" svg:y2="13.212cm">
          <text:p/>
        </draw:line>
        <draw:line draw:style-name="gr11" draw:text-style-name="P7" draw:layer="layout" svg:x1="13.506cm" svg:y1="14.673cm" svg:x2="13.506cm" svg:y2="13.212cm">
          <text:p/>
        </draw:line>
        <draw:line draw:style-name="gr11" draw:text-style-name="P7" draw:layer="layout" svg:x1="13.592cm" svg:y1="14.673cm" svg:x2="13.592cm" svg:y2="13.212cm">
          <text:p/>
        </draw:line>
        <draw:line draw:style-name="gr11" draw:text-style-name="P7" draw:layer="layout" svg:x1="13.65cm" svg:y1="14.673cm" svg:x2="13.65cm" svg:y2="13.212cm">
          <text:p/>
        </draw:line>
        <draw:line draw:style-name="gr11" draw:text-style-name="P7" draw:layer="layout" svg:x1="13.548cm" svg:y1="14.673cm" svg:x2="13.548cm" svg:y2="13.212cm">
          <text:p/>
        </draw:line>
        <draw:line draw:style-name="gr11" draw:text-style-name="P7" draw:layer="layout" svg:x1="13.648cm" svg:y1="14.673cm" svg:x2="13.648cm" svg:y2="13.212cm">
          <text:p/>
        </draw:line>
        <draw:line draw:style-name="gr11" draw:text-style-name="P7" draw:layer="layout" svg:x1="13.706cm" svg:y1="14.673cm" svg:x2="13.706cm" svg:y2="13.212cm">
          <text:p/>
        </draw:line>
        <draw:line draw:style-name="gr11" draw:text-style-name="P7" draw:layer="layout" svg:x1="13.506cm" svg:y1="14.673cm" svg:x2="13.506cm" svg:y2="13.212cm">
          <text:p/>
        </draw:line>
        <draw:line draw:style-name="gr11" draw:text-style-name="P7" draw:layer="layout" svg:x1="13.591cm" svg:y1="14.673cm" svg:x2="13.591cm" svg:y2="13.212cm">
          <text:p/>
        </draw:line>
        <draw:line draw:style-name="gr11" draw:text-style-name="P7" draw:layer="layout" svg:x1="13.691cm" svg:y1="14.673cm" svg:x2="13.691cm" svg:y2="13.212cm">
          <text:p/>
        </draw:line>
        <draw:line draw:style-name="gr11" draw:text-style-name="P7" draw:layer="layout" svg:x1="13.749cm" svg:y1="14.673cm" svg:x2="13.749cm" svg:y2="13.212cm">
          <text:p/>
        </draw:line>
        <draw:line draw:style-name="gr11" draw:text-style-name="P7" draw:layer="layout" svg:x1="13.549cm" svg:y1="14.673cm" svg:x2="13.549cm" svg:y2="13.212cm">
          <text:p/>
        </draw:line>
        <draw:line draw:style-name="gr11" draw:text-style-name="P7" draw:layer="layout" svg:x1="13.647cm" svg:y1="14.673cm" svg:x2="13.647cm" svg:y2="13.212cm">
          <text:p/>
        </draw:line>
        <draw:line draw:style-name="gr11" draw:text-style-name="P7" draw:layer="layout" svg:x1="13.747cm" svg:y1="14.673cm" svg:x2="13.747cm" svg:y2="13.212cm">
          <text:p/>
        </draw:line>
        <draw:line draw:style-name="gr11" draw:text-style-name="P7" draw:layer="layout" svg:x1="13.505cm" svg:y1="14.672cm" svg:x2="13.505cm" svg:y2="13.211cm">
          <text:p/>
        </draw:line>
        <draw:line draw:style-name="gr11" draw:text-style-name="P7" draw:layer="layout" svg:x1="13.605cm" svg:y1="14.673cm" svg:x2="13.605cm" svg:y2="13.212cm">
          <text:p/>
        </draw:line>
        <draw:line draw:style-name="gr11" draw:text-style-name="P7" draw:layer="layout" svg:x1="13.591cm" svg:y1="14.673cm" svg:x2="13.591cm" svg:y2="13.212cm">
          <text:p/>
        </draw:line>
        <draw:line draw:style-name="gr11" draw:text-style-name="P7" draw:layer="layout" svg:x1="13.691cm" svg:y1="14.673cm" svg:x2="13.691cm" svg:y2="13.212cm">
          <text:p/>
        </draw:line>
        <draw:line draw:style-name="gr11" draw:text-style-name="P7" draw:layer="layout" svg:x1="13.749cm" svg:y1="14.673cm" svg:x2="13.749cm" svg:y2="13.212cm">
          <text:p/>
        </draw:line>
        <draw:line draw:style-name="gr11" draw:text-style-name="P7" draw:layer="layout" svg:x1="13.647cm" svg:y1="14.673cm" svg:x2="13.647cm" svg:y2="13.212cm">
          <text:p/>
        </draw:line>
        <draw:line draw:style-name="gr11" draw:text-style-name="P7" draw:layer="layout" svg:x1="13.747cm" svg:y1="14.673cm" svg:x2="13.747cm" svg:y2="13.212cm">
          <text:p/>
        </draw:line>
        <draw:line draw:style-name="gr11" draw:text-style-name="P7" draw:layer="layout" svg:x1="13.505cm" svg:y1="14.672cm" svg:x2="13.505cm" svg:y2="13.211cm">
          <text:p/>
        </draw:line>
        <draw:line draw:style-name="gr11" draw:text-style-name="P7" draw:layer="layout" svg:x1="13.605cm" svg:y1="14.673cm" svg:x2="13.605cm" svg:y2="13.212cm">
          <text:p/>
        </draw:line>
        <draw:line draw:style-name="gr11" draw:text-style-name="P7" draw:layer="layout" svg:x1="13.82cm" svg:y1="14.673cm" svg:x2="13.82cm" svg:y2="13.212cm">
          <text:p/>
        </draw:line>
        <draw:line draw:style-name="gr11" draw:text-style-name="P7" draw:layer="layout" svg:x1="13.878cm" svg:y1="14.672cm" svg:x2="13.878cm" svg:y2="13.211cm">
          <text:p/>
        </draw:line>
        <draw:line draw:style-name="gr11" draw:text-style-name="P7" draw:layer="layout" svg:x1="13.776cm" svg:y1="14.673cm" svg:x2="13.776cm" svg:y2="13.212cm">
          <text:p/>
        </draw:line>
        <draw:line draw:style-name="gr11" draw:text-style-name="P7" draw:layer="layout" svg:x1="13.876cm" svg:y1="14.673cm" svg:x2="13.876cm" svg:y2="13.212cm">
          <text:p/>
        </draw:line>
        <draw:line draw:style-name="gr11" draw:text-style-name="P7" draw:layer="layout" svg:x1="13.82cm" svg:y1="14.673cm" svg:x2="13.82cm" svg:y2="13.212cm">
          <text:p/>
        </draw:line>
        <draw:line draw:style-name="gr11" draw:text-style-name="P7" draw:layer="layout" svg:x1="13.878cm" svg:y1="14.672cm" svg:x2="13.878cm" svg:y2="13.211cm">
          <text:p/>
        </draw:line>
        <draw:line draw:style-name="gr15" draw:text-style-name="P7" draw:layer="layout" svg:x1="13.776cm" svg:y1="14.673cm" svg:x2="13.776cm" svg:y2="13.212cm">
          <text:p/>
        </draw:line>
        <draw:line draw:style-name="gr11" draw:text-style-name="P7" draw:layer="layout" svg:x1="13.876cm" svg:y1="14.673cm" svg:x2="13.876cm" svg:y2="13.212cm">
          <text:p/>
        </draw:line>
        <draw:line draw:style-name="gr19" draw:text-style-name="P3" draw:layer="layout" svg:x1="12.221cm" svg:y1="14.69cm" svg:x2="15.636cm" svg:y2="14.69cm">
          <text:p/>
        </draw:line>
        <draw:line draw:style-name="gr19" draw:text-style-name="P3" draw:layer="layout" svg:x1="12.18cm" svg:y1="14.332cm" svg:x2="15.664cm" svg:y2="14.332cm">
          <text:p/>
        </draw:line>
        <draw:custom-shape draw:style-name="gr20" draw:text-style-name="P8" draw:layer="layout" svg:width="9.722cm" svg:height="0.875cm" svg:x="10.302cm" svg:y="13.4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3.429cm" svg:height="0.628cm" svg:x="12.221cm" svg:y="14.3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9.722cm" svg:height="1.033cm" svg:x="10.302cm" svg:y="10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3" draw:layer="layout" svg:x1="10.329cm" svg:y1="13.434cm" svg:x2="19.995cm" svg:y2="13.43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hort_20_line_20_Arrow" draw:display-name="Short line Arrow" svg:viewBox="0 0 3000 3000" svg:d="M1500 0l1500 2789v211h-114l-1286-2392v2392h-200v-2392l-1286 2392h-114v-211z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8-06T13:43:24.443000000</dc:date>
    <meta:editing-duration>PT9M3S</meta:editing-duration>
    <meta:editing-cycles>1</meta:editing-cycles>
    <meta:document-statistic meta:object-count="418"/>
    <meta:generator>LibreOffice/6.3.3.2$Windows_X86_64 LibreOffice_project/a64200df03143b798afd1ec74a12ab50359878ed</meta:generator>
  </office:meta>
</office:document-meta>
</file>